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09fe" officeooo:paragraph-rsid="000609fe"/>
    </style:style>
    <style:style style:name="P2" style:family="paragraph" style:parent-style-name="Standard">
      <style:text-properties officeooo:rsid="0006c337" officeooo:paragraph-rsid="0006c337"/>
    </style:style>
    <style:style style:name="P3" style:family="paragraph" style:parent-style-name="Standard">
      <style:text-properties style:text-underline-style="solid" style:text-underline-width="auto" style:text-underline-color="font-color" officeooo:rsid="00072258" officeooo:paragraph-rsid="00072258"/>
    </style:style>
    <style:style style:name="P4" style:family="paragraph" style:parent-style-name="Standard">
      <style:text-properties style:text-underline-style="solid" style:text-underline-width="auto" style:text-underline-color="font-color" officeooo:rsid="001004f9" officeooo:paragraph-rsid="001004f9"/>
    </style:style>
    <style:style style:name="P5" style:family="paragraph" style:parent-style-name="Standard">
      <style:text-properties style:text-underline-style="solid" style:text-underline-width="auto" style:text-underline-color="font-color" officeooo:rsid="0013fe15" officeooo:paragraph-rsid="0013fe15"/>
    </style:style>
    <style:style style:name="P6" style:family="paragraph" style:parent-style-name="Standard">
      <style:text-properties style:text-underline-style="solid" style:text-underline-width="auto" style:text-underline-color="font-color" fo:font-weight="normal" officeooo:rsid="00144276" officeooo:paragraph-rsid="00144276" style:font-weight-asian="normal" style:font-weight-complex="normal"/>
    </style:style>
    <style:style style:name="P7" style:family="paragraph" style:parent-style-name="Standard">
      <style:text-properties style:text-underline-style="solid" style:text-underline-width="auto" style:text-underline-color="font-color" officeooo:rsid="0019afbd" officeooo:paragraph-rsid="0019afbd"/>
    </style:style>
    <style:style style:name="P8" style:family="paragraph" style:parent-style-name="Standard">
      <style:text-properties style:text-underline-style="none" officeooo:rsid="00072258" officeooo:paragraph-rsid="00072258"/>
    </style:style>
    <style:style style:name="P9" style:family="paragraph" style:parent-style-name="Standard">
      <style:text-properties style:text-underline-style="none" fo:font-weight="normal" officeooo:rsid="0013fe15" officeooo:paragraph-rsid="0013fe15" style:font-weight-asian="normal" style:font-weight-complex="normal"/>
    </style:style>
    <style:style style:name="P10" style:family="paragraph" style:parent-style-name="Standard">
      <style:text-properties style:text-underline-style="none" officeooo:rsid="0019afbd" officeooo:paragraph-rsid="0019afbd"/>
    </style:style>
    <style:style style:name="P11" style:family="paragraph" style:parent-style-name="Standard">
      <style:text-properties style:text-underline-style="none" officeooo:rsid="0082fff7" officeooo:paragraph-rsid="0082fff7"/>
    </style:style>
    <style:style style:name="P12" style:family="paragraph" style:parent-style-name="Standard">
      <style:text-properties fo:font-style="italic" style:text-underline-style="none" officeooo:rsid="00072258" officeooo:paragraph-rsid="00072258" style:font-style-asian="italic" style:font-style-complex="italic"/>
    </style:style>
    <style:style style:name="P13" style:family="paragraph" style:parent-style-name="Standard">
      <style:text-properties fo:font-style="italic" style:text-underline-style="none" officeooo:rsid="00087ce6" officeooo:paragraph-rsid="00087ce6" style:font-style-asian="italic" style:font-style-complex="italic"/>
    </style:style>
    <style:style style:name="P14" style:family="paragraph" style:parent-style-name="Standard">
      <style:text-properties fo:font-style="italic" style:text-underline-style="none" officeooo:rsid="00207ba7" officeooo:paragraph-rsid="00207ba7" style:font-style-asian="italic" style:font-style-complex="italic"/>
    </style:style>
    <style:style style:name="P15" style:family="paragraph" style:parent-style-name="Standard">
      <style:paragraph-properties fo:line-height="100%"/>
      <style:text-properties fo:font-style="italic" style:text-underline-style="none" officeooo:rsid="00360421" officeooo:paragraph-rsid="00360421" style:font-style-asian="italic" style:font-style-complex="italic"/>
    </style:style>
    <style:style style:name="P16" style:family="paragraph" style:parent-style-name="Standard">
      <style:text-properties fo:font-style="normal" style:text-underline-style="none" officeooo:rsid="00072258" officeooo:paragraph-rsid="00072258" style:font-style-asian="normal" style:font-style-complex="normal"/>
    </style:style>
    <style:style style:name="P17" style:family="paragraph" style:parent-style-name="Standard">
      <style:text-properties fo:font-style="normal" style:text-underline-style="none" officeooo:rsid="00087ce6" officeooo:paragraph-rsid="00087ce6" style:font-style-asian="normal" style:font-style-complex="normal"/>
    </style:style>
    <style:style style:name="P18" style:family="paragraph" style:parent-style-name="Standard">
      <style:text-properties fo:font-style="normal" style:text-underline-style="none" officeooo:rsid="001142ed" officeooo:paragraph-rsid="001142ed" style:font-style-asian="normal" style:font-style-complex="normal"/>
    </style:style>
    <style:style style:name="P19" style:family="paragraph" style:parent-style-name="Standard">
      <style:text-properties fo:font-style="normal" style:text-underline-style="none" officeooo:rsid="001ea7dc" officeooo:paragraph-rsid="001ea7dc" style:font-style-asian="normal" style:font-style-complex="normal"/>
    </style:style>
    <style:style style:name="P20" style:family="paragraph" style:parent-style-name="Standard">
      <style:text-properties fo:font-style="normal" style:text-underline-style="none" officeooo:rsid="00222ded" officeooo:paragraph-rsid="00222ded" style:font-style-asian="normal" style:font-style-complex="normal"/>
    </style:style>
    <style:style style:name="P21" style:family="paragraph" style:parent-style-name="Standard">
      <style:text-properties fo:font-style="normal" style:text-underline-style="none" officeooo:rsid="002101a7" officeooo:paragraph-rsid="00360421" style:font-style-asian="normal" style:font-style-complex="normal"/>
    </style:style>
    <style:style style:name="P22" style:family="paragraph" style:parent-style-name="Standard">
      <style:paragraph-properties fo:text-align="start" style:justify-single-word="false"/>
      <style:text-properties fo:font-style="normal" style:text-underline-style="none" fo:font-weight="normal" officeooo:rsid="0016ea01" officeooo:paragraph-rsid="00168d38" style:font-style-asian="normal" style:font-weight-asian="normal" style:font-style-complex="normal" style:font-weight-complex="normal"/>
    </style:style>
    <style:style style:name="P23" style:family="paragraph" style:parent-style-name="Standard">
      <style:text-properties fo:font-style="normal" style:text-underline-style="solid" style:text-underline-width="auto" style:text-underline-color="font-color" officeooo:rsid="00087ce6" officeooo:paragraph-rsid="00087ce6" style:font-style-asian="normal" style:font-style-complex="normal"/>
    </style:style>
    <style:style style:name="P24" style:family="paragraph" style:parent-style-name="Standard">
      <style:text-properties officeooo:rsid="000d088d" officeooo:paragraph-rsid="000d088d"/>
    </style:style>
    <style:style style:name="P25" style:family="paragraph" style:parent-style-name="Standard">
      <style:text-properties officeooo:rsid="0006c337" officeooo:paragraph-rsid="0006c337" fo:background-color="#e0efd4"/>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09fe" officeooo:paragraph-rsid="000609fe"/>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c337" officeooo:paragraph-rsid="0006c337"/>
    </style:style>
    <style:style style:name="P28"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underline-style="solid" style:text-underline-width="auto" style:text-underline-color="font-color" officeooo:rsid="0019afbd" officeooo:paragraph-rsid="0019afbd"/>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style:text-underline-style="none" officeooo:rsid="002101a7" officeooo:paragraph-rsid="00207ba7" style:font-style-asian="normal" style:font-style-complex="normal"/>
    </style:style>
    <style:style style:name="P30" style:family="paragraph" style:parent-style-name="Standard" style:master-page-name="">
      <loext:graphic-properties draw:fill="none"/>
      <style:paragraph-properties fo:margin-left="0.5in" fo:margin-right="0in" fo:text-indent="-0.5in" style:auto-text-indent="false" style:page-number="auto" fo:background-color="transparent"/>
      <style:text-properties fo:font-style="normal" style:text-underline-style="solid" style:text-underline-width="auto" style:text-underline-color="font-color" officeooo:rsid="002da69a" officeooo:paragraph-rsid="002da69a" style:font-style-asian="normal" style:font-style-complex="normal"/>
    </style:style>
    <style:style style:name="P31" style:family="paragraph" style:parent-style-name="Standard" style:master-page-name="">
      <loext:graphic-properties draw:fill="none"/>
      <style:paragraph-properties fo:margin-left="0.5in" fo:margin-right="0in" fo:text-indent="-0.5in" style:auto-text-indent="false" style:page-number="auto" fo:background-color="transparent"/>
      <style:text-properties fo:font-style="normal" style:text-underline-style="none" officeooo:rsid="001ea7dc" officeooo:paragraph-rsid="001ea7dc" style:font-style-asian="normal" style:font-style-complex="normal"/>
    </style:style>
    <style:style style:name="P32" style:family="paragraph" style:parent-style-name="Standard" style:master-page-name="">
      <loext:graphic-properties draw:fill="none"/>
      <style:paragraph-properties fo:margin-left="0.5in" fo:margin-right="0in" fo:text-indent="-0.5in" style:auto-text-indent="false" style:page-number="auto" fo:background-color="transparent"/>
      <style:text-properties style:text-underline-style="none" officeooo:rsid="0024e534" officeooo:paragraph-rsid="0024e534"/>
    </style:style>
    <style:style style:name="P33" style:family="paragraph" style:parent-style-name="Standard" style:master-page-name="">
      <loext:graphic-properties draw:fill="none"/>
      <style:paragraph-properties fo:margin-left="0.5in" fo:margin-right="0in" fo:text-indent="-0.5in" style:auto-text-indent="false" style:page-number="auto" fo:background-color="transparent"/>
      <style:text-properties style:text-underline-style="none" officeooo:rsid="0023c27b" officeooo:paragraph-rsid="0023c27b"/>
    </style:style>
    <style:style style:name="P34" style:family="paragraph" style:parent-style-name="Standard" style:master-page-name="">
      <loext:graphic-properties draw:fill="none"/>
      <style:paragraph-properties fo:margin-left="0.5in" fo:margin-right="0in" fo:text-indent="-0.5in" style:auto-text-indent="false" style:page-number="auto" fo:background-color="transparent"/>
      <style:text-properties style:text-underline-style="none" officeooo:rsid="0032fca6" officeooo:paragraph-rsid="0032fca6"/>
    </style:style>
    <style:style style:name="P35" style:family="paragraph" style:parent-style-name="Standard" style:master-page-name="">
      <loext:graphic-properties draw:fill="none"/>
      <style:paragraph-properties fo:margin-left="0.5in" fo:margin-right="0in" fo:text-indent="-0.5in" style:auto-text-indent="false" style:page-number="auto" fo:background-color="transparent"/>
      <style:text-properties style:text-underline-style="none" officeooo:rsid="001004f9" officeooo:paragraph-rsid="001004f9"/>
    </style:style>
    <style:style style:name="P36" style:family="paragraph" style:parent-style-name="Standard" style:master-page-name="">
      <loext:graphic-properties draw:fill="none"/>
      <style:paragraph-properties fo:margin-left="0.5in" fo:margin-right="0in" fo:text-indent="-0.5in" style:auto-text-indent="false" style:page-number="auto" fo:background-color="transparent"/>
      <style:text-properties style:text-underline-style="none" fo:font-weight="normal" officeooo:rsid="0013fe15" officeooo:paragraph-rsid="0013fe15" style:font-weight-asian="normal" style:font-weight-complex="normal"/>
    </style:style>
    <style:style style:name="P37" style:family="paragraph" style:parent-style-name="Standard" style:master-page-name="">
      <loext:graphic-properties draw:fill="none"/>
      <style:paragraph-properties fo:margin-left="0.5in" fo:margin-right="0in" fo:text-indent="-0.5in" style:auto-text-indent="false" style:page-number="auto" fo:background-color="transparent"/>
      <style:text-properties style:text-underline-style="none" fo:font-weight="normal" officeooo:rsid="00144276" officeooo:paragraph-rsid="00144276" style:font-weight-asian="normal" style:font-weight-complex="normal"/>
    </style:style>
    <style:style style:name="P38" style:family="paragraph" style:parent-style-name="Standard" style:master-page-name="">
      <loext:graphic-properties draw:fill="none"/>
      <style:paragraph-properties fo:margin-left="0.5in" fo:margin-right="0in" fo:text-indent="-0.5in" style:auto-text-indent="false" style:page-number="auto" fo:background-color="transparent"/>
    </style:style>
    <style:style style:name="P39" style:family="paragraph" style:parent-style-name="Standard">
      <loext:graphic-properties draw:fill="none"/>
      <style:paragraph-properties fo:margin-left="0.5in" fo:margin-right="0in" fo:text-indent="-0.5in" style:auto-text-indent="false" fo:background-color="transparent"/>
      <style:text-properties fo:font-style="normal" style:text-underline-style="solid" style:text-underline-width="auto" style:text-underline-color="font-color" officeooo:rsid="002da69a" officeooo:paragraph-rsid="002da69a" style:font-style-asian="normal" style:font-style-complex="normal"/>
    </style:style>
    <style:style style:name="P40" style:family="paragraph" style:parent-style-name="Standard">
      <loext:graphic-properties draw:fill="none"/>
      <style:paragraph-properties fo:margin-left="0.5in" fo:margin-right="0in" fo:text-indent="-0.5in" style:auto-text-indent="false" fo:background-color="transparent"/>
      <style:text-properties fo:font-style="normal" style:text-underline-style="solid" style:text-underline-width="auto" style:text-underline-color="font-color" officeooo:rsid="00277e8e" officeooo:paragraph-rsid="00277e8e" style:font-style-asian="normal" style:font-style-complex="normal"/>
    </style:style>
    <style:style style:name="P41" style:family="paragraph" style:parent-style-name="Standard">
      <loext:graphic-properties draw:fill="none"/>
      <style:paragraph-properties fo:margin-left="0.5in" fo:margin-right="0in" fo:text-indent="-0.5in" style:auto-text-indent="false" fo:background-color="transparent"/>
      <style:text-properties fo:font-style="normal" style:text-underline-style="solid" style:text-underline-width="auto" style:text-underline-color="font-color" officeooo:rsid="002f9513" officeooo:paragraph-rsid="002f9513" style:font-style-asian="normal" style:font-style-complex="normal"/>
    </style:style>
    <style:style style:name="P42"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fo:font-style="normal" style:text-underline-style="solid" style:text-underline-width="auto" style:text-underline-color="font-color" officeooo:rsid="002f9513" officeooo:paragraph-rsid="002f9513" style:font-style-asian="normal" style:font-style-complex="normal"/>
    </style:style>
    <style:style style:name="P43"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26b327" officeooo:paragraph-rsid="0024e534" style:font-style-asian="normal" style:font-style-complex="normal"/>
    </style:style>
    <style:style style:name="P44"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277e8e" officeooo:paragraph-rsid="00277e8e" style:font-style-asian="normal" style:font-style-complex="normal"/>
    </style:style>
    <style:style style:name="P45"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23c27b" officeooo:paragraph-rsid="0023c27b" style:font-style-asian="normal" style:font-style-complex="normal"/>
    </style:style>
    <style:style style:name="P46"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1eb5e4" officeooo:paragraph-rsid="001eb5e4" style:font-style-asian="normal" style:font-style-complex="normal"/>
    </style:style>
    <style:style style:name="P47"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2da69a" officeooo:paragraph-rsid="002da69a" style:font-style-asian="normal" style:font-style-complex="normal"/>
    </style:style>
    <style:style style:name="P48"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2f9513" officeooo:paragraph-rsid="002f9513" style:font-style-asian="normal" style:font-style-complex="normal"/>
    </style:style>
    <style:style style:name="P49" style:family="paragraph" style:parent-style-name="Standard">
      <loext:graphic-properties draw:fill="none"/>
      <style:paragraph-properties fo:margin-left="0.5in" fo:margin-right="0in" fo:text-indent="-0.5in" style:auto-text-indent="false" fo:background-color="transparent"/>
      <style:text-properties fo:font-style="normal" style:text-underline-style="none" officeooo:rsid="001142ed" officeooo:paragraph-rsid="001142ed" style:font-style-asian="normal" style:font-style-complex="normal"/>
    </style:style>
    <style:style style:name="P50"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23c27b" officeooo:paragraph-rsid="0023c27b"/>
    </style:style>
    <style:style style:name="P51"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9afbd" officeooo:paragraph-rsid="002da69a"/>
    </style:style>
    <style:style style:name="P52"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9afbd" officeooo:paragraph-rsid="0019afbd"/>
    </style:style>
    <style:style style:name="P53"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ea7dc" officeooo:paragraph-rsid="001ea7dc"/>
    </style:style>
    <style:style style:name="P54"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ea7dc" officeooo:paragraph-rsid="0075f638"/>
    </style:style>
    <style:style style:name="P55"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811e1" officeooo:paragraph-rsid="001811e1"/>
    </style:style>
    <style:style style:name="P56"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a9578" officeooo:paragraph-rsid="001a9578"/>
    </style:style>
    <style:style style:name="P57"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1cd61d" officeooo:paragraph-rsid="001cd61d"/>
    </style:style>
    <style:style style:name="P58" style:family="paragraph" style:parent-style-name="Standard">
      <loext:graphic-properties draw:fill="none"/>
      <style:paragraph-properties fo:margin-left="0.5in" fo:margin-right="0in" fo:text-indent="-0.5in" style:auto-text-indent="false" fo:background-color="transparent"/>
      <style:text-properties style:text-underline-style="none" officeooo:rsid="0032fca6" officeooo:paragraph-rsid="0032fca6"/>
    </style:style>
    <style:style style:name="P59" style:family="paragraph" style:parent-style-name="Standard">
      <loext:graphic-properties draw:fill="none"/>
      <style:paragraph-properties fo:margin-left="0.5in" fo:margin-right="0in" fo:text-indent="-0.5in" style:auto-text-indent="false" fo:background-color="transparent"/>
      <style:text-properties style:text-underline-style="none" fo:font-weight="normal" officeooo:rsid="00353f85" officeooo:paragraph-rsid="00353f85" fo:background-color="transparent" style:font-weight-asian="normal" style:font-weight-complex="normal"/>
    </style:style>
    <style:style style:name="P60" style:family="paragraph" style:parent-style-name="Standard">
      <loext:graphic-properties draw:fill="none"/>
      <style:paragraph-properties fo:margin-left="0.5in" fo:margin-right="0in" fo:text-indent="-0.5in" style:auto-text-indent="false" fo:background-color="transparent"/>
      <style:text-properties style:text-underline-style="none" fo:font-weight="normal" officeooo:rsid="00353f85" officeooo:paragraph-rsid="0032fca6" style:font-weight-asian="normal" style:font-weight-complex="normal"/>
    </style:style>
    <style:style style:name="P61" style:family="paragraph" style:parent-style-name="Standard">
      <loext:graphic-properties draw:fill="none"/>
      <style:paragraph-properties fo:margin-left="0.5in" fo:margin-right="0in" fo:text-indent="-0.5in" style:auto-text-indent="false" fo:background-color="transparent"/>
      <style:text-properties style:text-underline-style="none" fo:font-weight="normal" officeooo:rsid="0013fe15" officeooo:paragraph-rsid="0013fe15" style:font-weight-asian="normal" style:font-weight-complex="normal"/>
    </style:style>
    <style:style style:name="P62" style:family="paragraph" style:parent-style-name="Standard">
      <loext:graphic-properties draw:fill="none"/>
      <style:paragraph-properties fo:margin-left="0.5in" fo:margin-right="0in" fo:text-indent="-0.5in" style:auto-text-indent="false" fo:background-color="transparent"/>
      <style:text-properties style:text-underline-style="none" fo:font-weight="normal" officeooo:rsid="0014b7a7" officeooo:paragraph-rsid="0014b7a7" style:font-weight-asian="normal" style:font-weight-complex="normal"/>
    </style:style>
    <style:style style:name="P63" style:family="paragraph" style:parent-style-name="Standard">
      <loext:graphic-properties draw:fill="none"/>
      <style:paragraph-properties fo:margin-left="0.5in" fo:margin-right="0in" fo:text-indent="-0.5in" style:auto-text-indent="false" fo:background-color="transparent"/>
      <style:text-properties style:text-underline-style="none" fo:font-weight="normal" officeooo:rsid="00168d38" officeooo:paragraph-rsid="00168d38" style:font-weight-asian="normal" style:font-weight-complex="normal"/>
    </style:style>
    <style:style style:name="P64" style:family="paragraph" style:parent-style-name="Standard">
      <loext:graphic-properties draw:fill="none"/>
      <style:paragraph-properties fo:margin-left="0.5in" fo:margin-right="0in" fo:text-align="start" style:justify-single-word="false" fo:text-indent="-0.5in" style:auto-text-indent="false" fo:background-color="transparent"/>
      <style:text-properties style:text-underline-style="none" fo:font-weight="normal" officeooo:rsid="00168d38" officeooo:paragraph-rsid="00168d38" style:font-weight-asian="normal" style:font-weight-complex="normal"/>
    </style:style>
    <style:style style:name="P65" style:family="paragraph" style:parent-style-name="Standard">
      <loext:graphic-properties draw:fill="none"/>
      <style:paragraph-properties fo:margin-left="0.5in" fo:margin-right="0in" fo:text-indent="-0.5in" style:auto-text-indent="false" fo:background-color="transparent"/>
      <style:text-properties style:text-underline-style="none" fo:font-weight="normal" officeooo:rsid="00353f85" officeooo:paragraph-rsid="0032fca6" fo:background-color="#dfcce4" style:font-weight-asian="normal" style:font-weight-complex="normal"/>
    </style:style>
    <style:style style:name="P66" style:family="paragraph" style:parent-style-name="Standard">
      <loext:graphic-properties draw:fill="none"/>
      <style:paragraph-properties fo:margin-left="0.5in" fo:margin-right="0in" fo:text-indent="-0.5in" style:auto-text-indent="false" fo:background-color="transparent"/>
    </style:style>
    <style:style style:name="P67" style:family="paragraph" style:parent-style-name="Standard">
      <loext:graphic-properties draw:fill="none"/>
      <style:paragraph-properties fo:margin-left="0.5in" fo:margin-right="0in" fo:text-indent="-0.5in" style:auto-text-indent="false" fo:background-color="transparent"/>
      <style:text-properties style:text-underline-style="solid" style:text-underline-width="auto" style:text-underline-color="font-color" officeooo:rsid="001811e1" officeooo:paragraph-rsid="001811e1"/>
    </style:style>
    <style:style style:name="P68" style:family="paragraph" style:parent-style-name="Standard">
      <loext:graphic-properties draw:fill="none"/>
      <style:paragraph-properties fo:margin-left="0.5in" fo:margin-right="0in" fo:text-indent="-0.5in" style:auto-text-indent="false" fo:background-color="transparent"/>
      <style:text-properties style:text-underline-style="solid" style:text-underline-width="auto" style:text-underline-color="font-color" officeooo:rsid="001cd61d" officeooo:paragraph-rsid="001cd61d"/>
    </style:style>
    <style:style style:name="P69" style:family="paragraph" style:parent-style-name="Standard">
      <loext:graphic-properties draw:fill="none"/>
      <style:paragraph-properties fo:margin-left="0.5in" fo:margin-right="0in" fo:text-indent="-0.5in" style:auto-text-indent="false" fo:background-color="transparent"/>
      <style:text-properties style:text-underline-style="solid" style:text-underline-width="auto" style:text-underline-color="font-color" officeooo:rsid="0019afbd" officeooo:paragraph-rsid="0019afbd"/>
    </style:style>
    <style:style style:name="P70" style:family="paragraph" style:parent-style-name="Standard">
      <loext:graphic-properties draw:fill="none"/>
      <style:paragraph-properties fo:margin-left="0.5in" fo:margin-right="0in" fo:text-indent="-0.5in" style:auto-text-indent="false" fo:background-color="transparent"/>
      <style:text-properties style:text-underline-style="solid" style:text-underline-width="auto" style:text-underline-color="font-color" fo:font-weight="normal" officeooo:rsid="0013fe15" officeooo:paragraph-rsid="0013fe15" style:font-weight-asian="normal" style:font-weight-complex="normal"/>
    </style:style>
    <style:style style:name="P71" style:family="paragraph" style:parent-style-name="Standard">
      <loext:graphic-properties draw:fill="none"/>
      <style:paragraph-properties fo:margin-left="0.5in" fo:margin-right="0in" fo:text-indent="-0.5in" style:auto-text-indent="false" fo:background-color="transparent"/>
      <style:text-properties officeooo:rsid="001004f9" officeooo:paragraph-rsid="001004f9"/>
    </style:style>
    <style:style style:name="P72" style:family="paragraph" style:parent-style-name="Standard">
      <loext:graphic-properties draw:fill="none"/>
      <style:paragraph-properties fo:margin-left="0.5in" fo:margin-right="0in" fo:text-indent="-0.5in" style:auto-text-indent="false" fo:background-color="transparent"/>
      <style:text-properties fo:language="en" fo:country="GB" style:text-underline-style="none" officeooo:rsid="0019afbd" officeooo:paragraph-rsid="0019afbd" style:font-size-asian="10.5pt"/>
    </style:style>
    <style:style style:name="P73" style:family="paragraph" style:parent-style-name="Standard"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fo:font-style="italic" style:text-underline-style="none" fo:font-weight="bold" officeooo:rsid="0036a86b" officeooo:paragraph-rsid="0036a86b" style:font-style-asian="italic" style:font-weight-asian="bold" style:font-style-complex="italic" style:font-weight-complex="bold"/>
    </style:style>
    <style:style style:name="P74" style:family="paragraph" style:parent-style-name="Standard"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style:text-line-through-style="solid" style:text-line-through-type="single" fo:font-style="normal" style:text-underline-style="none" officeooo:rsid="003d1938" officeooo:paragraph-rsid="003d1938" style:font-style-asian="normal" style:font-style-complex="normal"/>
    </style:style>
    <style:style style:name="P75"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officeooo:rsid="00360421" officeooo:paragraph-rsid="00360421"/>
    </style:style>
    <style:style style:name="P76"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officeooo:rsid="003fdb23" officeooo:paragraph-rsid="003fdb23"/>
    </style:style>
    <style:style style:name="P77"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officeooo:rsid="00405abf" officeooo:paragraph-rsid="00405abf"/>
    </style:style>
    <style:style style:name="P78" style:family="paragraph" style:parent-style-name="Text_20_body"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fo:font-style="normal" style:text-underline-style="none" officeooo:rsid="004753c9" officeooo:paragraph-rsid="004753c9" style:font-style-asian="normal" style:font-style-complex="normal"/>
    </style:style>
    <style:style style:name="P79" style:family="paragraph" style:parent-style-name="Text_20_body" style:master-page-name="">
      <loext:graphic-properties draw:fill="none"/>
      <style:paragraph-properties fo:margin-left="0.5in" fo:margin-right="0in" fo:margin-top="0in" fo:margin-bottom="0in" loext:contextual-spacing="false" fo:line-height="115%" fo:text-indent="-0.5in" style:auto-text-indent="false" style:page-number="auto" fo:background-color="transparent"/>
      <style:text-properties officeooo:rsid="004bc6f4" officeooo:paragraph-rsid="004bc6f4"/>
    </style:style>
    <style:style style:name="P80" style:family="paragraph" style:parent-style-name="Text_20_body" style:master-page-name="">
      <loext:graphic-properties draw:fill="none"/>
      <style:paragraph-properties fo:margin-left="0.5in" fo:margin-right="0in" fo:margin-top="0in" fo:margin-bottom="0in" loext:contextual-spacing="false" fo:line-height="115%" fo:text-indent="-0.5in" style:auto-text-indent="false" style:page-number="auto" fo:background-color="transparent"/>
      <style:text-properties officeooo:rsid="004f047e" officeooo:paragraph-rsid="004f047e"/>
    </style:style>
    <style:style style:name="P81" style:family="paragraph" style:parent-style-name="Text_20_body" style:master-page-name="">
      <loext:graphic-properties draw:fill="none"/>
      <style:paragraph-properties fo:margin-left="0.5in" fo:margin-right="0in" fo:margin-top="0in" fo:margin-bottom="0in" loext:contextual-spacing="false" fo:line-height="115%" fo:text-indent="-0.5in" style:auto-text-indent="false" style:page-number="auto" fo:background-color="transparent"/>
      <style:text-properties officeooo:rsid="00645e95" officeooo:paragraph-rsid="00645e95"/>
    </style:style>
    <style:style style:name="P82" style:family="paragraph" style:parent-style-name="Standard">
      <loext:graphic-properties draw:fill="none"/>
      <style:paragraph-properties fo:margin-left="0.5in" fo:margin-right="0in" fo:margin-top="0in" fo:margin-bottom="0in" loext:contextual-spacing="false" fo:line-height="100%" fo:text-indent="-0.5in" style:auto-text-indent="false" fo:background-color="transparent"/>
      <style:text-properties fo:font-style="italic" style:text-underline-style="none" officeooo:rsid="0036a86b" officeooo:paragraph-rsid="0036a86b" style:font-style-asian="italic" style:font-style-complex="italic"/>
    </style:style>
    <style:style style:name="P83" style:family="paragraph" style:parent-style-name="Standard">
      <loext:graphic-properties draw:fill="none"/>
      <style:paragraph-properties fo:margin-left="0.5in" fo:margin-right="0in" fo:margin-top="0in" fo:margin-bottom="0in" loext:contextual-spacing="false" fo:line-height="100%" fo:text-indent="-0.5in" style:auto-text-indent="false" fo:background-color="transparent"/>
      <style:text-properties fo:font-style="italic" style:text-underline-style="none" officeooo:rsid="003d1938" officeooo:paragraph-rsid="003d1938" style:font-style-asian="italic" style:font-style-complex="italic"/>
    </style:style>
    <style:style style:name="P84" style:family="paragraph" style:parent-style-name="Standard">
      <loext:graphic-properties draw:fill="none"/>
      <style:paragraph-properties fo:margin-left="0.5in" fo:margin-right="0in" fo:margin-top="0in" fo:margin-bottom="0in" loext:contextual-spacing="false" fo:line-height="100%" fo:text-indent="-0.5in" style:auto-text-indent="false" fo:background-color="transparent"/>
      <style:text-properties fo:font-style="normal" style:text-underline-style="none" officeooo:rsid="0036a86b" officeooo:paragraph-rsid="0036a86b" style:font-style-asian="normal" style:font-style-complex="normal"/>
    </style:style>
    <style:style style:name="P85" style:family="paragraph" style:parent-style-name="Standard">
      <loext:graphic-properties draw:fill="none"/>
      <style:paragraph-properties fo:margin-left="0.5in" fo:margin-right="0in" fo:margin-top="0in" fo:margin-bottom="0in" loext:contextual-spacing="false" fo:line-height="100%" fo:text-indent="-0.5in" style:auto-text-indent="false" fo:background-color="transparent"/>
      <style:text-properties fo:font-style="normal" style:text-underline-style="none" officeooo:rsid="003b1b1f" officeooo:paragraph-rsid="0036a86b" style:font-style-asian="normal" style:font-style-complex="normal"/>
    </style:style>
    <style:style style:name="P86" style:family="paragraph" style:parent-style-name="Standard">
      <loext:graphic-properties draw:fill="none"/>
      <style:paragraph-properties fo:margin-left="0.5in" fo:margin-right="0in" fo:margin-top="0in" fo:margin-bottom="0in" loext:contextual-spacing="false" fo:line-height="100%" fo:text-indent="-0.5in" style:auto-text-indent="false" fo:background-color="transparent"/>
      <style:text-properties fo:font-style="normal" style:text-underline-style="none" officeooo:rsid="003de22c" officeooo:paragraph-rsid="003de22c" style:font-style-asian="normal" style:font-style-complex="normal"/>
    </style:style>
    <style:style style:name="P87"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360421" officeooo:paragraph-rsid="00360421"/>
    </style:style>
    <style:style style:name="P88"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3fdb23" officeooo:paragraph-rsid="003fdb23"/>
    </style:style>
    <style:style style:name="P89"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405abf" officeooo:paragraph-rsid="00405abf"/>
    </style:style>
    <style:style style:name="P90"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422b73" officeooo:paragraph-rsid="00422b73"/>
    </style:style>
    <style:style style:name="P91"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441783" officeooo:paragraph-rsid="00441783"/>
    </style:style>
    <style:style style:name="P92"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4426fa" officeooo:paragraph-rsid="004426fa"/>
    </style:style>
    <style:style style:name="P93"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4753c9" officeooo:paragraph-rsid="004753c9"/>
    </style:style>
    <style:style style:name="P94"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officeooo:rsid="00485399" officeooo:paragraph-rsid="00485399"/>
    </style:style>
    <style:style style:name="P95"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fo:font-style="normal" officeooo:rsid="00422b73" officeooo:paragraph-rsid="00422b73" style:font-style-asian="normal" style:font-style-complex="normal"/>
    </style:style>
    <style:style style:name="P96"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officeooo:rsid="00651d51" officeooo:paragraph-rsid="00651d51" style:font-style-asian="normal" style:font-style-complex="normal"/>
    </style:style>
    <style:style style:name="P97"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fo:font-weight="normal" officeooo:rsid="004df183" officeooo:paragraph-rsid="004df183" style:font-style-asian="normal" style:font-weight-asian="normal" style:font-style-complex="normal" style:font-weight-complex="normal"/>
    </style:style>
    <style:style style:name="P98"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fo:font-weight="normal" officeooo:rsid="004e264e" officeooo:paragraph-rsid="004df183" style:font-style-asian="normal" style:font-weight-asian="normal" style:font-style-complex="normal" style:font-weight-complex="normal"/>
    </style:style>
    <style:style style:name="P99"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style:text-underline-style="none" fo:font-weight="normal" officeooo:rsid="0061ff82" officeooo:paragraph-rsid="0061ff82" style:font-style-asian="normal" style:font-weight-asian="normal" style:font-style-complex="normal" style:font-weight-complex="normal"/>
    </style:style>
    <style:style style:name="P100"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style:text-underline-style="none" fo:font-weight="normal" officeooo:rsid="00635611" officeooo:paragraph-rsid="00635611" style:font-style-asian="normal" style:font-weight-asian="normal" style:font-style-complex="normal" style:font-weight-complex="normal"/>
    </style:style>
    <style:style style:name="P101"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style:text-underline-style="none" fo:font-weight="normal" officeooo:rsid="005a0c56" officeooo:paragraph-rsid="005a0c56" style:font-style-asian="normal" style:font-weight-asian="normal" style:font-style-complex="normal" style:font-weight-complex="normal"/>
    </style:style>
    <style:style style:name="P102"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4df183" officeooo:paragraph-rsid="004df183"/>
    </style:style>
    <style:style style:name="P103"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4f047e" officeooo:paragraph-rsid="004f047e"/>
    </style:style>
    <style:style style:name="P104"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4f1a23" officeooo:paragraph-rsid="004f1a23"/>
    </style:style>
    <style:style style:name="P105"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4f7a14" officeooo:paragraph-rsid="004f7a14"/>
    </style:style>
    <style:style style:name="P106"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167d1" officeooo:paragraph-rsid="005167d1"/>
    </style:style>
    <style:style style:name="P107"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3f325" officeooo:paragraph-rsid="0053f325"/>
    </style:style>
    <style:style style:name="P108"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64d7f" officeooo:paragraph-rsid="00564d7f"/>
    </style:style>
    <style:style style:name="P109"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c36bd" officeooo:paragraph-rsid="005c36bd"/>
    </style:style>
    <style:style style:name="P110"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c36bd" officeooo:paragraph-rsid="007dd6eb"/>
    </style:style>
    <style:style style:name="P111"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d5896" officeooo:paragraph-rsid="005d5896"/>
    </style:style>
    <style:style style:name="P112"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5f40e9" officeooo:paragraph-rsid="005f40e9"/>
    </style:style>
    <style:style style:name="P113"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0b249" officeooo:paragraph-rsid="0060b249"/>
    </style:style>
    <style:style style:name="P114"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1340b" officeooo:paragraph-rsid="0061340b"/>
    </style:style>
    <style:style style:name="P115"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45e95" officeooo:paragraph-rsid="00645e95"/>
    </style:style>
    <style:style style:name="P116"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51d51" officeooo:paragraph-rsid="00651d51"/>
    </style:style>
    <style:style style:name="P117"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5a31b" officeooo:paragraph-rsid="0065a31b"/>
    </style:style>
    <style:style style:name="P118"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7c0fd" officeooo:paragraph-rsid="0067c0fd"/>
    </style:style>
    <style:style style:name="P119"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7c0fd" officeooo:paragraph-rsid="00685e81"/>
    </style:style>
    <style:style style:name="P120"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6a2207" officeooo:paragraph-rsid="006a2207"/>
    </style:style>
    <style:style style:name="P121"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officeooo:rsid="004c0efc" officeooo:paragraph-rsid="00721263"/>
    </style:style>
    <style:style style:name="P122" style:family="paragraph" style:parent-style-name="Text_20_body">
      <loext:graphic-properties draw:fill="none"/>
      <style:paragraph-properties fo:margin-left="0.5in" fo:margin-right="0in" fo:margin-top="0in" fo:margin-bottom="0in" loext:contextual-spacing="false" fo:line-height="100%" fo:text-indent="-0.5in" style:auto-text-indent="false" fo:background-color="transparent"/>
      <style:text-properties style:text-line-through-style="solid" style:text-line-through-type="single" officeooo:rsid="00405abf" officeooo:paragraph-rsid="00405abf"/>
    </style:style>
    <style:style style:name="P123"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style:text-position="0% 100%" style:font-name="Liberation Serif" fo:font-style="normal" fo:font-weight="normal" officeooo:rsid="006a2207" officeooo:paragraph-rsid="006a2207" fo:background-color="transparent" style:font-style-asian="normal" style:font-weight-asian="normal" style:font-style-complex="normal" style:font-weight-complex="normal"/>
    </style:style>
    <style:style style:name="P124" style:family="paragraph" style:parent-style-name="Text_20_body">
      <style:paragraph-properties fo:line-height="100%"/>
      <style:text-properties officeooo:paragraph-rsid="00360421"/>
    </style:style>
    <style:style style:name="P125"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style="normal" style:text-underline-style="none" officeooo:rsid="003d1938" officeooo:paragraph-rsid="003d1938" style:font-style-asian="normal" style:font-style-complex="normal"/>
    </style:style>
    <style:style style:name="P126" style:family="paragraph" style:parent-style-name="Text_20_body">
      <style:paragraph-properties fo:margin-top="0in" fo:margin-bottom="0in" loext:contextual-spacing="false" fo:line-height="100%"/>
      <style:text-properties officeooo:rsid="003fdb23" officeooo:paragraph-rsid="003fdb23"/>
    </style:style>
    <style:style style:name="P127" style:family="paragraph" style:parent-style-name="Text_20_body">
      <style:paragraph-properties fo:margin-top="0in" fo:margin-bottom="0in" loext:contextual-spacing="false"/>
      <style:text-properties officeooo:rsid="004bc6f4" officeooo:paragraph-rsid="004bc6f4"/>
    </style:style>
    <style:style style:name="P128" style:family="paragraph" style:parent-style-name="Text_20_body">
      <loext:graphic-properties draw:fill="none"/>
      <style:paragraph-properties fo:margin-left="0.5in" fo:margin-right="0in" fo:margin-top="0in" fo:margin-bottom="0in" loext:contextual-spacing="false" fo:line-height="115%" fo:text-indent="-0.5in" style:auto-text-indent="false" fo:background-color="transparent"/>
      <style:text-properties fo:font-style="normal" style:text-underline-style="none" fo:font-weight="normal" officeooo:rsid="005d5896" officeooo:paragraph-rsid="007dd6eb" style:font-style-asian="normal" style:font-weight-asian="normal" style:font-style-complex="normal" style:font-weight-complex="normal"/>
    </style:style>
    <style:style style:name="P129" style:family="paragraph" style:parent-style-name="Standard">
      <loext:graphic-properties draw:fill="none"/>
      <style:paragraph-properties fo:margin-left="0.5in" fo:margin-right="0in" fo:text-indent="-0.5in" style:auto-text-indent="false" fo:background-color="transparent"/>
      <style:text-properties fo:font-weight="bold" style:font-weight-asian="bold" style:font-weight-complex="bold"/>
    </style:style>
    <style:style style:name="P130" style:family="paragraph" style:parent-style-name="Heading_20_1">
      <style:paragraph-properties fo:line-height="100%"/>
      <style:text-properties officeooo:rsid="00360421" officeooo:paragraph-rsid="00360421"/>
    </style:style>
    <style:style style:name="P131" style:family="paragraph" style:parent-style-name="Heading_20_1">
      <style:text-properties officeooo:rsid="003fdb23" officeooo:paragraph-rsid="003fdb23"/>
    </style:style>
    <style:style style:name="P132" style:family="paragraph" style:parent-style-name="Heading_20_1">
      <style:text-properties officeooo:rsid="004bc6f4" officeooo:paragraph-rsid="004bc6f4"/>
    </style:style>
    <style:style style:name="P133" style:family="paragraph" style:parent-style-name="Heading_20_1">
      <style:text-properties officeooo:rsid="004f047e" officeooo:paragraph-rsid="004f047e"/>
    </style:style>
    <style:style style:name="P134" style:family="paragraph" style:parent-style-name="Heading_20_1">
      <style:text-properties officeooo:rsid="00645e95" officeooo:paragraph-rsid="00645e95"/>
    </style:style>
    <style:style style:name="T1" style:family="text">
      <style:text-properties officeooo:rsid="00072258"/>
    </style:style>
    <style:style style:name="T2" style:family="text">
      <style:text-properties fo:font-style="normal" style:font-style-asian="normal" style:font-style-complex="normal"/>
    </style:style>
    <style:style style:name="T3" style:family="text">
      <style:text-properties fo:font-style="normal" officeooo:rsid="00168d38" style:font-style-asian="normal" style:font-style-complex="normal"/>
    </style:style>
    <style:style style:name="T4" style:family="text">
      <style:text-properties fo:font-style="normal" officeooo:rsid="0016ea01" style:font-style-asian="normal" style:font-style-complex="normal"/>
    </style:style>
    <style:style style:name="T5" style:family="text">
      <style:text-properties fo:font-style="normal" officeooo:rsid="0019afbd" style:font-style-asian="normal" style:font-style-complex="normal"/>
    </style:style>
    <style:style style:name="T6" style:family="text">
      <style:text-properties fo:font-style="normal" officeooo:rsid="001eb5e4" style:font-style-asian="normal" style:font-style-complex="normal"/>
    </style:style>
    <style:style style:name="T7" style:family="text">
      <style:text-properties fo:font-style="normal" officeooo:rsid="002101a7" style:font-style-asian="normal" style:font-style-complex="normal"/>
    </style:style>
    <style:style style:name="T8" style:family="text">
      <style:text-properties fo:font-style="normal" officeooo:rsid="0026b327" style:font-style-asian="normal" style:font-style-complex="normal"/>
    </style:style>
    <style:style style:name="T9" style:family="text">
      <style:text-properties fo:font-style="normal" officeooo:rsid="0039f3e8" style:font-style-asian="normal" style:font-style-complex="normal"/>
    </style:style>
    <style:style style:name="T10" style:family="text">
      <style:text-properties fo:font-style="normal" officeooo:rsid="003b1b1f" style:font-style-asian="normal" style:font-style-complex="normal"/>
    </style:style>
    <style:style style:name="T11" style:family="text">
      <style:text-properties fo:font-style="normal" officeooo:rsid="003de22c" style:font-style-asian="normal" style:font-style-complex="normal"/>
    </style:style>
    <style:style style:name="T12" style:family="text">
      <style:text-properties fo:font-style="normal" officeooo:rsid="00416dcd" style:font-style-asian="normal" style:font-style-complex="normal"/>
    </style:style>
    <style:style style:name="T13" style:family="text">
      <style:text-properties fo:font-style="normal" officeooo:rsid="00422b73" style:font-style-asian="normal" style:font-style-complex="normal"/>
    </style:style>
    <style:style style:name="T14" style:family="text">
      <style:text-properties fo:font-style="normal" officeooo:rsid="00441783" style:font-style-asian="normal" style:font-style-complex="normal"/>
    </style:style>
    <style:style style:name="T15" style:family="text">
      <style:text-properties fo:font-style="normal" officeooo:rsid="004426fa" style:font-style-asian="normal" style:font-style-complex="normal"/>
    </style:style>
    <style:style style:name="T16" style:family="text">
      <style:text-properties fo:font-style="normal" officeooo:rsid="004753c9" style:font-style-asian="normal" style:font-style-complex="normal"/>
    </style:style>
    <style:style style:name="T17" style:family="text">
      <style:text-properties fo:font-style="normal" officeooo:rsid="00530696" style:font-style-asian="normal" style:font-style-complex="normal"/>
    </style:style>
    <style:style style:name="T18" style:family="text">
      <style:text-properties fo:font-style="normal" officeooo:rsid="00651d51" style:font-style-asian="normal" style:font-style-complex="normal"/>
    </style:style>
    <style:style style:name="T19" style:family="text">
      <style:text-properties fo:font-style="normal" officeooo:rsid="006e9c06" style:font-style-asian="normal" style:font-style-complex="normal"/>
    </style:style>
    <style:style style:name="T20" style:family="text">
      <style:text-properties fo:font-style="normal" officeooo:rsid="00704e14" style:font-style-asian="normal" style:font-style-complex="normal"/>
    </style:style>
    <style:style style:name="T21" style:family="text">
      <style:text-properties fo:font-style="normal" officeooo:rsid="0075f638" style:font-style-asian="normal" style:font-style-complex="normal"/>
    </style:style>
    <style:style style:name="T22" style:family="text">
      <style:text-properties fo:font-style="normal" officeooo:rsid="0079515b" style:font-style-asian="normal" style:font-style-complex="normal"/>
    </style:style>
    <style:style style:name="T23" style:family="text">
      <style:text-properties fo:font-style="normal" officeooo:rsid="007b31a1" style:font-style-asian="normal" style:font-style-complex="normal"/>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0114290" style:font-style-asian="normal" style:font-style-complex="normal"/>
    </style:style>
    <style:style style:name="T26" style:family="text">
      <style:text-properties fo:font-style="normal" style:text-underline-style="none" officeooo:rsid="001142ed" style:font-style-asian="normal" style:font-style-complex="normal"/>
    </style:style>
    <style:style style:name="T27" style:family="text">
      <style:text-properties fo:font-style="normal" style:text-underline-style="none" officeooo:rsid="0012090f" style:font-style-asian="normal" style:font-style-complex="normal"/>
    </style:style>
    <style:style style:name="T28" style:family="text">
      <style:text-properties fo:font-style="normal" style:text-underline-style="none" officeooo:rsid="0044f26b" style:font-style-asian="normal" style:font-style-complex="normal"/>
    </style:style>
    <style:style style:name="T29" style:family="text">
      <style:text-properties fo:font-style="normal" style:text-underline-style="none" officeooo:rsid="0045054a" style:font-style-asian="normal" style:font-style-complex="normal"/>
    </style:style>
    <style:style style:name="T30" style:family="text">
      <style:text-properties fo:font-style="normal" style:text-underline-style="none" officeooo:rsid="00461740" style:font-style-asian="normal" style:font-style-complex="normal"/>
    </style:style>
    <style:style style:name="T31" style:family="text">
      <style:text-properties fo:font-style="normal" style:text-underline-style="none" officeooo:rsid="004952d9" style:font-style-asian="normal" style:font-style-complex="normal"/>
    </style:style>
    <style:style style:name="T32" style:family="text">
      <style:text-properties fo:font-style="normal" style:text-underline-style="none" officeooo:rsid="0049c025" style:font-style-asian="normal" style:font-style-complex="normal"/>
    </style:style>
    <style:style style:name="T33" style:family="text">
      <style:text-properties fo:font-style="normal" style:text-underline-style="none" officeooo:rsid="00114290" fo:background-color="#fff200" loext:char-shading-value="0" style:font-style-asian="normal" style:font-style-complex="normal"/>
    </style:style>
    <style:style style:name="T34" style:family="text">
      <style:text-properties fo:font-style="normal" style:text-underline-style="none" officeooo:rsid="001142ed" fo:background-color="#fff200" loext:char-shading-value="0" style:font-style-asian="normal" style:font-style-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none" fo:font-weight="bold" officeooo:rsid="00586195" style:font-style-asian="normal" style:font-weight-asian="bold" style:font-style-complex="normal" style:font-weight-complex="bold"/>
    </style:style>
    <style:style style:name="T37" style:family="text">
      <style:text-properties fo:font-style="normal" style:text-underline-style="none" fo:font-weight="bold" officeooo:rsid="0044f26b" style:font-style-asian="normal" style:font-weight-asian="bold" style:font-style-complex="normal" style:font-weight-complex="bold"/>
    </style:style>
    <style:style style:name="T38" style:family="text">
      <style:text-properties fo:font-style="normal" style:text-underline-style="none" fo:font-weight="bold" officeooo:rsid="0049c025" style:font-style-asian="normal" style:font-weight-asian="bold" style:font-style-complex="normal" style:font-weight-complex="bold"/>
    </style:style>
    <style:style style:name="T39" style:family="text">
      <style:text-properties fo:font-style="normal" style:text-underline-style="none" fo:font-weight="bold" officeooo:rsid="005f8335" style:font-style-asian="normal" style:font-weight-asian="bold" style:font-style-complex="normal" style:font-weight-complex="bold"/>
    </style:style>
    <style:style style:name="T40" style:family="text">
      <style:text-properties fo:font-style="normal" style:text-underline-style="none" fo:font-weight="normal" style:font-style-asian="normal" style:font-weight-asian="normal" style:font-style-complex="normal" style:font-weight-complex="normal"/>
    </style:style>
    <style:style style:name="T41" style:family="text">
      <style:text-properties fo:font-style="normal" style:text-underline-style="none" fo:font-weight="normal" officeooo:rsid="0057aa7b" style:font-style-asian="normal" style:font-weight-asian="normal" style:font-style-complex="normal" style:font-weight-complex="normal"/>
    </style:style>
    <style:style style:name="T42" style:family="text">
      <style:text-properties fo:font-style="normal" style:text-underline-style="none" fo:font-weight="normal" officeooo:rsid="00586195" style:font-style-asian="normal" style:font-weight-asian="normal" style:font-style-complex="normal" style:font-weight-complex="normal"/>
    </style:style>
    <style:style style:name="T43" style:family="text">
      <style:text-properties fo:font-style="normal" style:text-underline-style="none" fo:font-weight="normal" officeooo:rsid="005d5896" style:font-style-asian="normal" style:font-weight-asian="normal" style:font-style-complex="normal" style:font-weight-complex="normal"/>
    </style:style>
    <style:style style:name="T44" style:family="text">
      <style:text-properties fo:font-style="normal" style:text-underline-style="none" fo:font-weight="normal" officeooo:rsid="005f40e9" style:font-style-asian="normal" style:font-weight-asian="normal" style:font-style-complex="normal" style:font-weight-complex="normal"/>
    </style:style>
    <style:style style:name="T45" style:family="text">
      <style:text-properties fo:font-style="normal" style:text-underline-style="none" fo:font-weight="normal" officeooo:rsid="007bd3b1" style:font-style-asian="normal" style:font-weight-asian="normal" style:font-style-complex="normal" style:font-weight-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416dcd" style:font-style-asian="normal" style:font-weight-asian="bold" style:font-style-complex="normal" style:font-weight-complex="bold"/>
    </style:style>
    <style:style style:name="T48" style:family="text">
      <style:text-properties fo:font-style="normal" fo:font-weight="bold" officeooo:rsid="0055406a" style:font-style-asian="normal" style:font-weight-asian="bold" style:font-style-complex="normal" style:font-weight-complex="bold"/>
    </style:style>
    <style:style style:name="T49" style:family="text">
      <style:text-properties fo:font-style="normal" fo:font-weight="bold" officeooo:rsid="00567aa4" style:font-style-asian="normal" style:font-weight-asian="bold" style:font-style-complex="normal" style:font-weight-complex="bold"/>
    </style:style>
    <style:style style:name="T50" style:family="text">
      <style:text-properties fo:font-style="normal" fo:font-weight="bold" officeooo:rsid="001eb5e4" style:font-style-asian="normal" style:font-weight-asian="bold" style:font-style-complex="normal" style:font-weight-complex="bold"/>
    </style:style>
    <style:style style:name="T51" style:family="text">
      <style:text-properties fo:font-style="normal" fo:font-weight="bold" officeooo:rsid="0075f638" style:font-style-asian="normal" style:font-weight-asian="bold" style:font-style-complex="normal" style:font-weight-complex="bold"/>
    </style:style>
    <style:style style:name="T52" style:family="text">
      <style:text-properties fo:font-style="normal" fo:font-weight="bold" officeooo:rsid="00797c0f" style:font-style-asian="normal" style:font-weight-asian="bold" style:font-style-complex="normal" style:font-weight-complex="bold"/>
    </style:style>
    <style:style style:name="T53" style:family="text">
      <style:text-properties fo:font-style="normal" fo:font-weight="bold" officeooo:rsid="0065a31b" fo:background-color="transparent" loext:char-shading-value="0" style:font-style-asian="normal" style:font-weight-asian="bold" style:font-style-complex="normal" style:font-weight-complex="bold"/>
    </style:style>
    <style:style style:name="T54" style:family="text">
      <style:text-properties fo:font-style="normal" fo:font-weight="bold" officeooo:rsid="0066ae8c" fo:background-color="transparent" loext:char-shading-value="0" style:font-style-asian="normal" style:font-weight-asian="bold" style:font-style-complex="normal" style:font-weight-complex="bold"/>
    </style:style>
    <style:style style:name="T55" style:family="text">
      <style:text-properties fo:font-style="normal" fo:background-color="#bcaed5" loext:char-shading-value="0" style:font-style-asian="normal" style:font-style-complex="normal"/>
    </style:style>
    <style:style style:name="T56" style:family="text">
      <style:text-properties fo:font-style="normal" officeooo:rsid="006c6486" fo:background-color="#bcaed5" loext:char-shading-value="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df183" style:font-style-asian="normal" style:font-weight-asian="normal" style:font-style-complex="normal" style:font-weight-complex="normal"/>
    </style:style>
    <style:style style:name="T59" style:family="text">
      <style:text-properties fo:font-style="normal" fo:font-weight="normal" officeooo:rsid="004e264e" style:font-style-asian="normal" style:font-weight-asian="normal" style:font-style-complex="normal" style:font-weight-complex="normal"/>
    </style:style>
    <style:style style:name="T60" style:family="text">
      <style:text-properties fo:font-style="normal" fo:font-weight="normal" officeooo:rsid="0055406a" style:font-style-asian="normal" style:font-weight-asian="normal" style:font-style-complex="normal" style:font-weight-complex="normal"/>
    </style:style>
    <style:style style:name="T61" style:family="text">
      <style:text-properties fo:font-style="normal" fo:font-weight="normal" officeooo:rsid="00567aa4" style:font-style-asian="normal" style:font-weight-asian="normal" style:font-style-complex="normal" style:font-weight-complex="normal"/>
    </style:style>
    <style:style style:name="T62" style:family="text">
      <style:text-properties fo:font-style="normal" fo:font-weight="normal" officeooo:rsid="0057aa7b" style:font-style-asian="normal" style:font-weight-asian="normal" style:font-style-complex="normal" style:font-weight-complex="normal"/>
    </style:style>
    <style:style style:name="T63" style:family="text">
      <style:text-properties fo:font-style="normal" fo:font-weight="normal" officeooo:rsid="0075f638" style:font-style-asian="normal" style:font-weight-asian="normal" style:font-style-complex="normal" style:font-weight-complex="normal"/>
    </style:style>
    <style:style style:name="T64" style:family="text">
      <style:text-properties fo:font-style="normal" fo:font-weight="normal" officeooo:rsid="001eb5e4" style:font-style-asian="normal" style:font-weight-asian="normal" style:font-style-complex="normal" style:font-weight-complex="normal"/>
    </style:style>
    <style:style style:name="T65" style:family="text">
      <style:text-properties fo:font-style="normal" fo:font-weight="normal" officeooo:rsid="00416dcd" style:font-style-asian="normal" style:font-weight-asian="normal" style:font-style-complex="normal" style:font-weight-complex="normal"/>
    </style:style>
    <style:style style:name="T66" style:family="text">
      <style:text-properties fo:font-style="normal" fo:font-weight="normal" officeooo:rsid="0079515b" style:font-style-asian="normal" style:font-weight-asian="normal" style:font-style-complex="normal" style:font-weight-complex="normal"/>
    </style:style>
    <style:style style:name="T67" style:family="text">
      <style:text-properties fo:font-style="normal" fo:font-weight="normal" officeooo:rsid="0066ae8c" fo:background-color="transparent" loext:char-shading-value="0" style:font-style-asian="normal" style:font-weight-asian="normal" style:font-style-complex="normal" style:font-weight-complex="normal"/>
    </style:style>
    <style:style style:name="T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5a0c56" style:font-style-asian="normal" style:font-weight-asian="normal" style:font-style-complex="normal" style:font-weight-complex="normal"/>
    </style:style>
    <style:style style:name="T70" style:family="text">
      <style:text-properties fo:font-style="normal" fo:background-color="#e0efd4" loext:char-shading-value="0" style:font-style-asian="normal" style:font-style-complex="normal"/>
    </style:style>
    <style:style style:name="T71" style:family="text">
      <style:text-properties fo:font-style="normal" officeooo:rsid="0065a31b" fo:background-color="#e0efd4" loext:char-shading-value="0" style:font-style-asian="normal" style:font-style-complex="normal"/>
    </style:style>
    <style:style style:name="T72" style:family="text">
      <style:text-properties fo:font-style="normal" fo:background-color="transparent" loext:char-shading-value="0" style:font-style-asian="normal" style:font-style-complex="normal"/>
    </style:style>
    <style:style style:name="T73" style:family="text">
      <style:text-properties fo:font-style="normal" officeooo:rsid="0065a31b" fo:background-color="transparent" loext:char-shading-value="0" style:font-style-asian="normal" style:font-style-complex="normal"/>
    </style:style>
    <style:style style:name="T74" style:family="text">
      <style:text-properties fo:font-style="normal" officeooo:rsid="00651d51" fo:background-color="transparent" loext:char-shading-value="0" style:font-style-asian="normal" style:font-style-complex="normal"/>
    </style:style>
    <style:style style:name="T75" style:family="text">
      <style:text-properties fo:font-style="normal" officeooo:rsid="0066ae8c" fo:background-color="transparent" loext:char-shading-value="0" style:font-style-asian="normal" style:font-style-complex="normal"/>
    </style:style>
    <style:style style:name="T76" style:family="text">
      <style:text-properties fo:font-style="normal" fo:background-color="#fff200" loext:char-shading-value="0" style:font-style-asian="normal" style:font-style-complex="normal"/>
    </style:style>
    <style:style style:name="T77" style:family="text">
      <style:text-properties fo:font-style="normal" officeooo:rsid="0065a31b" fo:background-color="#fff200" loext:char-shading-value="0" style:font-style-asian="normal" style:font-style-complex="normal"/>
    </style:style>
    <style:style style:name="T78" style:family="text">
      <style:text-properties fo:font-style="normal" officeooo:rsid="00422b73" fo:background-color="#c2e0ae" loext:char-shading-value="0" style:font-style-asian="normal" style:font-style-complex="normal"/>
    </style:style>
    <style:style style:name="T79" style:family="text">
      <style:text-properties officeooo:rsid="00087ce6"/>
    </style:style>
    <style:style style:name="T80" style:family="text">
      <style:text-properties officeooo:rsid="000a7fb5"/>
    </style:style>
    <style:style style:name="T81" style:family="text">
      <style:text-properties officeooo:rsid="001004f9"/>
    </style:style>
    <style:style style:name="T82" style:family="text">
      <style:text-properties fo:font-style="italic" style:font-style-asian="italic" style:font-style-complex="italic"/>
    </style:style>
    <style:style style:name="T83" style:family="text">
      <style:text-properties fo:font-style="italic" officeooo:rsid="0016ea01" style:font-style-asian="italic" style:font-style-complex="italic"/>
    </style:style>
    <style:style style:name="T84" style:family="text">
      <style:text-properties fo:font-style="italic" officeooo:rsid="0019afbd" style:font-style-asian="italic" style:font-style-complex="italic"/>
    </style:style>
    <style:style style:name="T85" style:family="text">
      <style:text-properties fo:font-style="italic" officeooo:rsid="0026b327" style:font-style-asian="italic" style:font-style-complex="italic"/>
    </style:style>
    <style:style style:name="T86" style:family="text">
      <style:text-properties fo:font-style="italic" officeooo:rsid="0029a072" style:font-style-asian="italic" style:font-style-complex="italic"/>
    </style:style>
    <style:style style:name="T87" style:family="text">
      <style:text-properties fo:font-style="italic" officeooo:rsid="00441783" style:font-style-asian="italic" style:font-style-complex="italic"/>
    </style:style>
    <style:style style:name="T88" style:family="text">
      <style:text-properties fo:font-style="italic" officeooo:rsid="004426fa" style:font-style-asian="italic" style:font-style-complex="italic"/>
    </style:style>
    <style:style style:name="T89" style:family="text">
      <style:text-properties fo:font-style="italic" officeooo:rsid="0075f638" style:font-style-asian="italic" style:font-style-complex="italic"/>
    </style:style>
    <style:style style:name="T90" style:family="text">
      <style:text-properties fo:font-style="italic" style:text-underline-style="none" style:font-style-asian="italic" style:font-style-complex="italic"/>
    </style:style>
    <style:style style:name="T91" style:family="text">
      <style:text-properties fo:font-style="italic" style:text-underline-style="none" officeooo:rsid="00114290" style:font-style-asian="italic" style:font-style-complex="italic"/>
    </style:style>
    <style:style style:name="T92" style:family="text">
      <style:text-properties fo:font-style="italic" style:text-underline-style="none" officeooo:rsid="00293441" style:font-style-asian="italic" style:font-style-complex="italic"/>
    </style:style>
    <style:style style:name="T93" style:family="text">
      <style:text-properties fo:font-style="italic" style:text-underline-style="none" officeooo:rsid="002f9513" style:font-style-asian="italic" style:font-style-complex="italic"/>
    </style:style>
    <style:style style:name="T94" style:family="text">
      <style:text-properties fo:font-style="italic" style:text-underline-style="none" officeooo:rsid="004952d9" style:font-style-asian="italic" style:font-style-complex="italic"/>
    </style:style>
    <style:style style:name="T95" style:family="text">
      <style:text-properties fo:font-style="italic" style:text-underline-style="none" fo:font-weight="bold" style:font-style-asian="italic" style:font-weight-asian="bold" style:font-style-complex="italic" style:font-weight-complex="bold"/>
    </style:style>
    <style:style style:name="T96" style:family="text">
      <style:text-properties fo:font-style="italic" style:text-underline-style="none" fo:font-weight="bold" officeooo:rsid="0057aa7b" style:font-style-asian="italic" style:font-weight-asian="bold" style:font-style-complex="italic" style:font-weight-complex="bold"/>
    </style:style>
    <style:style style:name="T97" style:family="text">
      <style:text-properties fo:font-style="italic" style:text-underline-style="none" fo:font-weight="normal" style:font-style-asian="italic" style:font-weight-asian="normal" style:font-style-complex="italic" style:font-weight-complex="normal"/>
    </style:style>
    <style:style style:name="T98" style:family="text">
      <style:text-properties fo:font-style="italic" fo:background-color="#bcaed5" loext:char-shading-value="0" style:font-style-asian="italic" style:font-style-complex="italic"/>
    </style:style>
    <style:style style:name="T99" style:family="text">
      <style:text-properties fo:font-style="italic" fo:background-color="#fff200" loext:char-shading-value="0"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416dcd" style:font-style-asian="italic" style:font-weight-asian="bold" style:font-style-complex="italic" style:font-weight-complex="bold"/>
    </style:style>
    <style:style style:name="T102" style:family="text">
      <style:text-properties fo:font-style="italic" fo:font-weight="bold" officeooo:rsid="0057aa7b" style:font-style-asian="italic" style:font-weight-asian="bold" style:font-style-complex="italic" style:font-weight-complex="bold"/>
    </style:style>
    <style:style style:name="T103" style:family="text">
      <style:text-properties fo:font-style="italic" fo:font-weight="bold" fo:background-color="transparent" loext:char-shading-value="0" style:font-style-asian="italic" style:font-weight-asian="bold" style:font-style-complex="italic" style:font-weight-complex="bold"/>
    </style:style>
    <style:style style:name="T104" style:family="text">
      <style:text-properties fo:font-style="italic" fo:font-weight="normal" style:font-style-asian="italic" style:font-weight-asian="normal" style:font-style-complex="italic" style:font-weight-complex="normal"/>
    </style:style>
    <style:style style:name="T105" style:family="text">
      <style:text-properties fo:font-style="italic" fo:font-weight="normal" officeooo:rsid="00567aa4" style:font-style-asian="italic" style:font-weight-asian="normal" style:font-style-complex="italic" style:font-weight-complex="normal"/>
    </style:style>
    <style:style style:name="T106" style:family="text">
      <style:text-properties fo:font-style="italic" style:text-underline-style="solid" style:text-underline-width="auto" style:text-underline-color="font-color" fo:font-weight="bold" officeooo:rsid="0057aa7b" style:font-style-asian="italic" style:font-weight-asian="bold" style:font-style-complex="italic" style:font-weight-complex="bold"/>
    </style:style>
    <style:style style:name="T107" style:family="text">
      <style:text-properties fo:font-style="italic" officeooo:rsid="0065a31b" fo:background-color="transparent" loext:char-shading-value="0" style:font-style-asian="italic" style:font-style-complex="italic"/>
    </style:style>
    <style:style style:name="T108" style:family="text">
      <style:text-properties fo:font-style="italic" officeooo:rsid="00422b73" fo:background-color="#c2e0ae" loext:char-shading-value="0" style:font-style-asian="italic" style:font-style-complex="italic"/>
    </style:style>
    <style:style style:name="T109" style:family="text">
      <style:text-properties fo:font-weight="bold" style:font-weight-asian="bold" style:font-weight-complex="bold"/>
    </style:style>
    <style:style style:name="T110" style:family="text">
      <style:text-properties fo:font-weight="bold" officeooo:rsid="0034767a" style:font-weight-asian="bold" style:font-weight-complex="bold"/>
    </style:style>
    <style:style style:name="T111" style:family="text">
      <style:text-properties fo:font-weight="bold" officeooo:rsid="00416dcd" style:font-weight-asian="bold" style:font-weight-complex="bold"/>
    </style:style>
    <style:style style:name="T112" style:family="text">
      <style:text-properties fo:font-weight="bold" officeooo:rsid="004426fa" style:font-weight-asian="bold" style:font-weight-complex="bold"/>
    </style:style>
    <style:style style:name="T113" style:family="text">
      <style:text-properties officeooo:rsid="0016ea01"/>
    </style:style>
    <style:style style:name="T114" style:family="text">
      <style:text-properties officeooo:rsid="0019afbd"/>
    </style:style>
    <style:style style:name="T115" style:family="text">
      <style:text-properties officeooo:rsid="001ea7dc"/>
    </style:style>
    <style:style style:name="T116" style:family="text">
      <style:text-properties fo:background-color="#bcaed5" loext:char-shading-value="0"/>
    </style:style>
    <style:style style:name="T117" style:family="text">
      <style:text-properties style:text-underline-style="none"/>
    </style:style>
    <style:style style:name="T118" style:family="text">
      <style:text-properties style:text-underline-style="none" officeooo:rsid="00293441"/>
    </style:style>
    <style:style style:name="T119" style:family="text">
      <style:text-properties style:text-underline-style="none" fo:font-weight="bold" style:font-weight-asian="bold" style:font-weight-complex="bold"/>
    </style:style>
    <style:style style:name="T120" style:family="text">
      <style:text-properties style:text-underline-style="none" fo:font-weight="bold" fo:background-color="#dfcce4" loext:char-shading-value="0" style:font-weight-asian="bold" style:font-weight-complex="bold"/>
    </style:style>
    <style:style style:name="T121" style:family="text">
      <style:text-properties style:text-underline-style="none" officeooo:rsid="002f9513"/>
    </style:style>
    <style:style style:name="T122" style:family="text">
      <style:text-properties style:text-underline-style="none" fo:font-weight="normal" fo:background-color="#dfcce4" loext:char-shading-value="0" style:font-weight-asian="normal" style:font-weight-complex="normal"/>
    </style:style>
    <style:style style:name="T123" style:family="text">
      <style:text-properties style:text-underline-style="none" fo:font-weight="normal" officeooo:rsid="00317557" fo:background-color="#dfcce4" loext:char-shading-value="0" style:font-weight-asian="normal" style:font-weight-complex="normal"/>
    </style:style>
    <style:style style:name="T124" style:family="text">
      <style:text-properties style:text-underline-style="none" fo:font-weight="normal" officeooo:rsid="00317557" fo:background-color="transparent" loext:char-shading-value="0" style:font-weight-asian="normal" style:font-weight-complex="normal"/>
    </style:style>
    <style:style style:name="T125" style:family="text">
      <style:text-properties officeooo:rsid="0029a072"/>
    </style:style>
    <style:style style:name="T126" style:family="text">
      <style:text-properties fo:font-weight="normal" style:font-weight-asian="normal" style:font-weight-complex="normal"/>
    </style:style>
    <style:style style:name="T127" style:family="text">
      <style:text-properties fo:font-weight="normal" officeooo:rsid="0034767a" style:font-weight-asian="normal" style:font-weight-complex="normal"/>
    </style:style>
    <style:style style:name="T128" style:family="text">
      <style:text-properties fo:font-weight="normal" officeooo:rsid="00353f85" style:font-weight-asian="normal" style:font-weight-complex="normal"/>
    </style:style>
    <style:style style:name="T129" style:family="text">
      <style:text-properties officeooo:rsid="0034767a"/>
    </style:style>
    <style:style style:name="T130" style:family="text">
      <style:text-properties style:text-position="super 58%" fo:font-style="normal" style:font-style-asian="normal" style:font-style-complex="normal"/>
    </style:style>
    <style:style style:name="T131" style:family="text">
      <style:text-properties style:text-position="super 58%" fo:font-style="normal" fo:font-weight="normal" officeooo:rsid="0079515b" style:font-style-asian="normal" style:font-weight-asian="normal" style:font-style-complex="normal" style:font-weight-complex="normal"/>
    </style:style>
    <style:style style:name="T132" style:family="text">
      <style:text-properties officeooo:rsid="00422b73"/>
    </style:style>
    <style:style style:name="T133" style:family="text">
      <style:text-properties style:text-underline-style="solid" style:text-underline-width="auto" style:text-underline-color="font-color"/>
    </style:style>
    <style:style style:name="T134" style:family="text">
      <style:text-properties style:font-name="Liberation Serif1" fo:font-style="normal" style:text-underline-style="none" fo:font-weight="bold" officeooo:rsid="00586195" style:font-style-asian="normal" style:font-weight-asian="bold" style:font-style-complex="normal" style:font-weight-complex="bold"/>
    </style:style>
    <style:style style:name="T135" style:family="text">
      <style:text-properties style:text-position="sub 58%" fo:font-style="normal" style:text-underline-style="none" fo:font-weight="bold" officeooo:rsid="00586195" style:font-style-asian="normal" style:font-weight-asian="bold" style:font-style-complex="normal" style:font-weight-complex="bold"/>
    </style:style>
    <style:style style:name="T136" style:family="text">
      <style:text-properties style:text-position="sub 58%" fo:font-style="normal" fo:font-weight="bold" officeooo:rsid="0066ae8c" fo:background-color="transparent" loext:char-shading-value="0" style:font-style-asian="normal" style:font-weight-asian="bold" style:font-style-complex="normal" style:font-weight-complex="bold"/>
    </style:style>
    <style:style style:name="T137" style:family="text">
      <style:text-properties officeooo:rsid="00635611"/>
    </style:style>
    <style:style style:name="T138" style:family="text">
      <style:text-properties style:text-position="0% 100%" fo:font-style="normal" fo:font-weight="normal" officeooo:rsid="0066ae8c" fo:background-color="transparent" loext:char-shading-value="0" style:font-style-asian="normal" style:font-weight-asian="normal" style:font-style-complex="normal" style:font-weight-complex="normal"/>
    </style:style>
    <style:style style:name="T139" style:family="text">
      <style:text-properties style:text-position="0% 100%" fo:font-style="normal" fo:font-weight="bold" officeooo:rsid="0066ae8c" fo:background-color="transparent" loext:char-shading-value="0" style:font-style-asian="normal" style:font-weight-asian="bold" style:font-style-complex="normal" style:font-weight-complex="bold"/>
    </style:style>
    <style:style style:name="T140" style:family="text">
      <style:text-properties style:text-position="0% 100%" style:font-name="Liberation Serif1" fo:font-style="normal" fo:font-weight="normal" officeooo:rsid="0066ae8c" fo:background-color="transparent" loext:char-shading-value="0" style:font-style-asian="normal" style:font-weight-asian="normal" style:font-style-complex="normal" style:font-weight-complex="normal"/>
    </style:style>
    <style:style style:name="T141" style:family="text">
      <style:text-properties style:text-position="0% 100%" style:font-name="Liberation Serif1" fo:font-style="normal" fo:font-weight="normal" officeooo:rsid="00670108" fo:background-color="transparent" loext:char-shading-value="0" style:font-style-asian="normal" style:font-weight-asian="normal" style:font-style-complex="normal" style:font-weight-complex="normal"/>
    </style:style>
    <style:style style:name="T142" style:family="text">
      <style:text-properties style:text-position="0% 100%" style:font-name="Liberation Serif1" fo:font-style="normal" fo:font-weight="normal" officeooo:rsid="0067c0fd" fo:background-color="transparent" loext:char-shading-value="0" style:font-style-asian="normal" style:font-weight-asian="normal" style:font-style-complex="normal" style:font-weight-complex="normal"/>
    </style:style>
    <style:style style:name="T143" style:family="text">
      <style:text-properties style:text-position="0% 100%" style:font-name="Liberation Serif" fo:font-style="normal" fo:font-weight="normal" fo:background-color="transparent" loext:char-shading-value="0" style:font-style-asian="normal" style:font-weight-asian="normal" style:font-style-complex="normal" style:font-weight-complex="normal"/>
    </style:style>
    <style:style style:name="T144" style:family="text">
      <style:text-properties style:text-position="0% 100%" style:font-name="Liberation Serif" fo:font-style="normal" fo:font-weight="normal" officeooo:rsid="0066ae8c" fo:background-color="transparent" loext:char-shading-value="0" style:font-style-asian="normal" style:font-weight-asian="normal" style:font-style-complex="normal" style:font-weight-complex="normal"/>
    </style:style>
    <style:style style:name="T145" style:family="text">
      <style:text-properties style:text-position="0% 100%" style:font-name="Liberation Serif" fo:font-style="normal" fo:font-weight="normal" officeooo:rsid="00670108" fo:background-color="transparent" loext:char-shading-value="0" style:font-style-asian="normal" style:font-weight-asian="normal" style:font-style-complex="normal" style:font-weight-complex="normal"/>
    </style:style>
    <style:style style:name="T146" style:family="text">
      <style:text-properties style:text-position="0% 100%" style:font-name="Liberation Serif" fo:font-style="normal" fo:font-weight="normal" officeooo:rsid="0067c0fd" fo:background-color="transparent" loext:char-shading-value="0" style:font-style-asian="normal" style:font-weight-asian="normal" style:font-style-complex="normal" style:font-weight-complex="normal"/>
    </style:style>
    <style:style style:name="T147" style:family="text">
      <style:text-properties style:text-position="0% 100%" style:font-name="Liberation Serif" fo:font-style="normal" fo:font-weight="normal" officeooo:rsid="0067edaf" fo:background-color="transparent" loext:char-shading-value="0" style:font-style-asian="normal" style:font-weight-asian="normal" style:font-style-complex="normal" style:font-weight-complex="normal"/>
    </style:style>
    <style:style style:name="T148" style:family="text">
      <style:text-properties style:text-position="0% 100%" style:font-name="Liberation Serif" fo:font-style="normal" fo:font-weight="normal" officeooo:rsid="00685e81" fo:background-color="transparent" loext:char-shading-value="0" style:font-style-asian="normal" style:font-weight-asian="normal" style:font-style-complex="normal" style:font-weight-complex="normal"/>
    </style:style>
    <style:style style:name="T149" style:family="text">
      <style:text-properties style:text-position="0% 100%" style:font-name="Liberation Serif" fo:font-style="normal" fo:font-weight="bold" fo:background-color="transparent" loext:char-shading-value="0" style:font-style-asian="normal" style:font-weight-asian="bold" style:font-style-complex="normal" style:font-weight-complex="bold"/>
    </style:style>
    <style:style style:name="T150" style:family="text">
      <style:text-properties style:text-position="0% 100%" style:font-name="Liberation Serif" fo:font-style="normal" fo:font-weight="bold" officeooo:rsid="0067edaf" fo:background-color="transparent" loext:char-shading-value="0" style:font-style-asian="normal" style:font-weight-asian="bold" style:font-style-complex="normal" style:font-weight-complex="bold"/>
    </style:style>
    <style:style style:name="T151" style:family="text">
      <style:text-properties style:text-position="0% 100%" style:font-name="Liberation Serif" fo:font-style="italic" fo:font-weight="normal" fo:background-color="transparent" loext:char-shading-value="0" style:font-style-asian="italic" style:font-weight-asian="normal" style:font-style-complex="italic" style:font-weight-complex="normal"/>
    </style:style>
    <style:style style:name="T152" style:family="text">
      <style:text-properties style:text-position="0% 100%" style:font-name="Liberation Serif" fo:font-style="italic" fo:font-weight="normal" officeooo:rsid="0067edaf" fo:background-color="transparent" loext:char-shading-value="0" style:font-style-asian="italic" style:font-weight-asian="normal" style:font-style-complex="italic" style:font-weight-complex="normal"/>
    </style:style>
    <style:style style:name="T153" style:family="text">
      <style:text-properties style:text-position="0% 100%" style:font-name="Liberation Serif" fo:font-style="italic" fo:font-weight="bold" officeooo:rsid="0067edaf" fo:background-color="transparent" loext:char-shading-value="0" style:font-style-asian="italic" style:font-weight-asian="bold" style:font-style-complex="italic" style:font-weight-complex="bold"/>
    </style:style>
    <style:style style:name="T154" style:family="text">
      <style:text-properties officeooo:rsid="00704e14"/>
    </style:style>
    <style:style style:name="T155" style:family="text">
      <style:text-properties fo:language="en" fo:country="GB" officeooo:rsid="0016ea01"/>
    </style:style>
    <style:style style:name="T156" style:family="text">
      <style:text-properties officeooo:rsid="0074c8e0"/>
    </style:style>
    <style:style style:name="T157" style:family="text">
      <style:text-properties officeooo:rsid="0088cbf8"/>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9-10-23</text:p>
      <text:p text:style-name="P1"/>
      <text:p text:style-name="P1">Thinking in Sound – Thinking in Processes: Less discrete categorization</text:p>
      <text:p text:style-name="P26"/>
      <text:p text:style-name="P1"/>
      <text:p text:style-name="P1">2019-11-06</text:p>
      <text:p text:style-name="P1"/>
      <text:p text:style-name="P1">Stränge / Lines – accumulate in sound – different dimensions of oscillations, from planets/cosmos to atoms/particles</text:p>
      <text:p text:style-name="P1">Concentration of these strings makes things perceivable – if they fall in our field of perception. See e.g. physics, where matter is described in energy fields</text:p>
      <text:p text:style-name="P1">→ <text:span text:style-name="T80">Cage: “sound as aceaseless flow”, with listening ( / perceiving?) being intermittent</text:span></text:p>
      <text:p text:style-name="P1"/>
      <text:p text:style-name="P1">Sound as a perfect manifestation for this: Different frequencies perceived differently</text:p>
      <text:p text:style-name="P1"/>
      <text:h text:style-name="Heading_20_1" text:outline-level="1">From Music to Sound: Being as Time in the Sonic Arts<text:line-break/>Christoph Cox:</text:h>
      <text:p text:style-name="P1"/>
      <text:p text:style-name="P2">Sound and Music <text:span text:style-name="T1">demarcated</text:span> by their different relationships to being and time</text:p>
      <text:p text:style-name="P1">“the shift from “music” to “sound” marks an ontological shift from being to becoming and a</text:p>
      <text:p text:style-name="P1">temporal shift from time (le temps) to duration (la durée).”</text:p>
      <text:p text:style-name="P2">“music has given way to sound”</text:p>
      <text:p text:style-name="P8"/>
      <text:p text:style-name="P3">Nietzsche:</text:p>
      <text:p text:style-name="P8">“’being,’ that is, with stable and durable entities that are said underlie change, substances that govern change but are transcendent in relationship to it”</text:p>
      <text:p text:style-name="P8">“there is only nature” - “being is a fiction”</text:p>
      <text:p text:style-name="P8"/>
      <text:p text:style-name="P3">Bergson:</text:p>
      <text:p text:style-name="P8">“’there are underneath the change no things which change: change has no need of a support’” (like sound effects?)</text:p>
      <text:p text:style-name="P12">le temps: <text:span text:style-name="T2">spatialized, quantified conception of time</text:span></text:p>
      <text:p text:style-name="P12">la durée: “<text:span text:style-name="T2">the very flow that produces beings and events and by which they constantly become-other” - it is an ontology, a theory of being. “’being as duration, a becoming differentiated by various temporal ‘rhythms’, ‘vibrations’, ‘tensions’, ‘dilations’ and ‘contractions’” - alles Dinge, die <text:s/>Klänge konstituieren</text:span></text:p>
      <text:p text:style-name="P16"/>
      <text:p text:style-name="P23">Deleuze:</text:p>
      <text:p text:style-name="P17">the real → the virtual and the actual</text:p>
      <text:p text:style-name="P13">the virtual:<text:span text:style-name="T2"> repository of potentiality. It is “fully existent and real”, “real without being actual”. The “non-actualized tendencies of real existents”</text:span></text:p>
      <text:p text:style-name="P13">the actual: “<text:span text:style-name="T2">contracts, expresses or actualizes the virtual wole”</text:span></text:p>
      <text:p text:style-name="P2"/>
      <text:p text:style-name="P25">further reading: Nietzsche, Bergson, <text:span text:style-name="T79">Deleuze: “Body without organs” / “plane of consistency” (=the virtual), Max Neuhaus, Morton Feldman</text:span></text:p>
      <text:p text:style-name="P27"/>
      <text:p text:style-name="P2"/>
      <text:p text:style-name="P24">2019/11/07-<text:span text:style-name="T81">08-09</text:span></text:p>
      <text:p text:style-name="P24"/>
      <text:p text:style-name="P4">John Cage:</text:p>
      <text:p text:style-name="P35"><text:soft-page-break/>European music → production of time-objects: musical <text:span text:style-name="T82">pieces</text:span><text:span text:style-name="T2"> (the name already implies a chunk of a duration) have a beginning, a middle and an ending: </text:span></text:p>
      <text:p text:style-name="P71"><text:span text:style-name="T24">Cage’s objections to this are ontological: music as </text:span><text:span text:style-name="T90">being</text:span><text:span text:style-name="T24"> should rather become a </text:span><text:span text:style-name="T90">becoming</text:span><text:span text:style-name="T24"> – purposeless, fundamentally open</text:span></text:p>
      <text:p text:style-name="P71"><text:span text:style-name="T24">0’00”: “everything we do is music” or can become so by use of microphones (→ as a means for focusing on the listening) → </text:span><text:span text:style-name="T25">the aim is to “open time to the experience of duration and to open musical experience to the domain of sound” and open human experience to “the non-human, impersonal flow that precedes and exceeds it” → comparable to my experiments with the </text:span><text:span text:style-name="T33">timestretch-feedback</text:span><text:span text:style-name="T25">: the input becomes arbitrary, as the machine puts itself back to the state of </text:span><text:span text:style-name="T91">duration</text:span><text:span text:style-name="T25">, when no input is provided. It will just reshape and restructure the conditions of time perpetually</text:span></text:p>
      <text:p text:style-name="P71"><text:span text:style-name="T25">“</text:span><text:span text:style-name="T26">Music [or sound] is permanent, only listening is intermittent.” → in the case of the </text:span><text:span text:style-name="T34">hyperstretcher</text:span><text:span text:style-name="T26">: music and sound is permanently produced, the human can intervene/re-produce fluctuation </text:span><text:span text:style-name="T27">to it</text:span></text:p>
      <text:p text:style-name="P49">“sound as a ceaseless flow” and composition as the act of drawing attention to or accessing it.</text:p>
      <text:p text:style-name="P18"/>
      <text:p text:style-name="P5"><text:span text:style-name="T2">Sound Art and the </text:span><text:span text:style-name="T46">Experience of Duration</text:span></text:p>
      <text:p text:style-name="P36">“Neuhaus writes:</text:p>
      <text:p text:style-name="P61">Traditionally composers have located the elements of a composition in time. One</text:p>
      <text:p text:style-name="P61">idea which I am interested in is locating them, instead, in space, and <text:span text:style-name="T109">letting the</text:span></text:p>
      <text:p text:style-name="P61"><text:span text:style-name="T109">listener place them in his own time. </text:span>I am not interested in making music exclusively</text:p>
      <text:p text:style-name="P61">for musicians or musically initiated audiences. I am interested in making music for</text:p>
      <text:p text:style-name="P61">people.”</text:p>
      <text:p text:style-name="P61">→ what role does the listener’s own perception and pace of time play, when it meets the time-desintegrated space of such permanent sound installations?</text:p>
      <text:p text:style-name="P70"/>
      <text:p text:style-name="P61">Morton Feldman (dedicated himself to liberating duration from clock time) → How do objects exist <text:span text:style-name="T82">as</text:span><text:span text:style-name="T2"> Time?</text:span></text:p>
      <text:p text:style-name="P61"><text:span text:style-name="T2">Christina Kubisch’s </text:span><text:span text:style-name="T82">Electrical Walks</text:span><text:span text:style-name="T2">: make audible the “invisible currents of electromagnet sound that flow through the spaces of modern life” → </text:span><text:span text:style-name="T55">compare to </text:span><text:span text:style-name="T56">u</text:span><text:span text:style-name="T55">nhearable sound flow of music platforms – an infinite </text:span><text:span text:style-name="T98">stream</text:span><text:span text:style-name="T55"> of sound</text:span></text:p>
      <text:p text:style-name="P9"/>
      <text:p text:style-name="P6">Conclusion: Toward A Sonic Materialism</text:p>
      <text:p text:style-name="P37">throughout the last half-century, there was a “shift from the traditional conception of <text:span text:style-name="T82">music </text:span><text:span text:style-name="T2">to an notion of </text:span><text:span text:style-name="T82">sound-itself</text:span><text:span text:style-name="T2">” → music as the domain of “beings, time-objects that spatialize sound and mark a pulsed time”</text:span></text:p>
      <text:p text:style-name="P62"><text:span text:style-name="T2">sound is being </text:span><text:span text:style-name="T82">as </text:span><text:span text:style-name="T2">time rather than being </text:span><text:span text:style-name="T82"><text:s/>in </text:span><text:span text:style-name="T2">time</text:span></text:p>
      <text:p text:style-name="P62"><text:span text:style-name="T2">“sound as an anonymous, non-human and impersonal flux, a flow or becoming </text:span><text:span text:style-name="T55">akin to geological flows</text:span><text:span text:style-name="T2">” (whatever that may be!) – “natural fluxes with different rhythms and speeds” </text:span><text:span text:style-name="T3">of which “music forms a part [...b]ut is only a part of a more general sonic becoming”</text:span></text:p>
      <text:p text:style-name="P63"><text:span text:style-name="T2">materialist quality of sound: “a continuous and heterogenous </text:span><text:span text:style-name="T55">fluid material </text:span><text:span text:style-name="T2">that makes the audible the immanence of being and time”</text:span></text:p>
      <text:p text:style-name="P63"><text:span text:style-name="T2">→ </text:span><text:span text:style-name="T98">cultural debris</text:span><text:span text:style-name="T2"> is about this sonic material, with all its emergent shapes and structures, forms and perceptual objects, that form in your mind as you are listening (with the brain trying to make sense of the chaotic output of the piece)</text:span></text:p>
      <text:p text:style-name="P64"><text:span text:style-name="T2">→ </text:span><text:span text:style-name="T99">hyerstretch</text:span><text:span text:style-name="T2"> is more about the interplay between </text:span><text:span text:style-name="T82">le temps </text:span><text:span text:style-name="T2"><text:s/>and </text:span><text:span text:style-name="T82">la durée</text:span><text:span text:style-name="T2">, and the humans’ ability to interfere and jump from one to another: we intervene in the natural, purposeless flow of time (and events in time) and reshape its flow by our actions, and thus, </text:span><text:span text:style-name="T82">hyperstretch</text:span><text:span text:style-name="T2"> even gets political! </text:span><text:span text:style-name="T19">Außerdem eine permanente Umwälzung aller (klanglichen und weltlichen) Möglichkeiten</text:span></text:p>
      <text:p text:style-name="P64"><text:span text:style-name="T2"><text:tab/></text:span><text:span text:style-name="T4">→ everything that happens untouched by and </text:span><text:span text:style-name="T83">outside of</text:span><text:span text:style-name="T4"> the range of human action could be called nature.. (?) </text:span><text:span text:style-name="T5">the sonified </text:span><text:span text:style-name="T84">duration</text:span><text:span text:style-name="T5"> is (made by) the inhuman rhythm of the machine</text:span></text:p>
      <text:p text:style-name="P22"><text:soft-page-break/></text:p>
      <text:h text:style-name="Heading_20_1" text:outline-level="1">Paul Hegarty: A chronic condition: noise and time</text:h>
      <text:p text:style-name="P38">“<text:span text:style-name="T113">With time, the amorphous duration of endless becoming is </text:span><text:span text:style-name="T155">moulded</text:span><text:span text:style-name="T113">, and locked away, even if never to be fully dissipated”</text:span></text:p>
      <text:p text:style-name="P66">there are many human times outside of ‘human’ time which “make up a perpetual residue”</text:p>
      <text:p text:style-name="P129">noise appears through being perceived; a physical encounter</text:p>
      <text:p text:style-name="P129">it exists in space and time</text:p>
      <text:p text:style-name="P66">“noise opens up the sense of what Henri Bergson identifies as ‘duration’”; noise as a questioning of time</text:p>
      <text:p text:style-name="P66"/>
      <text:p text:style-name="P67">Bergson</text:p>
      <text:p text:style-name="P55">“optimistic dream of a true human sense of durational being” → noise will not <text:span text:style-name="T114">immerse in this; it instead “is a time that is subtly different from ‘our’ time”</text:span></text:p>
      <text:p text:style-name="P52">falling hammer → 1. sensation of something happening at all, 2. perception of time as a sequence of events/moments</text:p>
      <text:p text:style-name="P52">“time passes unequally depending on our reaction to what is going on during that time”</text:p>
      <text:p text:style-name="P72">measured time passing is a “homogenization of the truer time, an imagined objectivity attributed to time”. It frames the truer duration</text:p>
      <text:p text:style-name="P52">“Bergson is proposing a deconstructive idea of time”</text:p>
      <text:p text:style-name="P56">ringing church bell showing what time is (thus, gives time a form), as a sequence of humanly produced sounds that one can count and predict, that is always the same. “Time is measured by humans”, as something external, not as an internal encounter with external events.</text:p>
      <text:p text:style-name="P55"/>
      <text:p text:style-name="P68">Jacques Attali</text:p>
      <text:p text:style-name="P57">“the history of noise is the history of what is not allowed, what is illegal an<text:span text:style-name="T156">d</text:span> subject to exclusion”</text:p>
      <text:p text:style-name="P57">upon listening, “things lose their noisiness, and acquire meaning or at least sense as to their purpose”. <text:span text:style-name="T115">This may happen only if we begin to listen instead of hearing</text:span></text:p>
      <text:p text:style-name="P53">noise is misunderstood as failure</text:p>
      <text:p text:style-name="P55"/>
      <text:p text:style-name="P69">Deleuze &amp; Guattari</text:p>
      <text:p text:style-name="P52">“<text:span text:style-name="T115">true duration is multiple”</text:span></text:p>
      <text:p text:style-name="P53">“[Duration is] an internal multiplicity, one of succession, of fusion, organization, heterogeneity, discrimination as to quality or of a <text:span text:style-name="T82">difference of nature</text:span><text:span text:style-name="T2">, a multiplicity that is </text:span><text:span text:style-name="T82">virtual</text:span><text:span text:style-name="T2"> and </text:span><text:span text:style-name="T82">continuous</text:span><text:span text:style-name="T2">, incapable of being reduced to number.”</text:span></text:p>
      <text:p text:style-name="P19"/>
      <text:p text:style-name="P31">Bergson: duration: “a sensation of time, being and sound as an intensity”</text:p>
      <text:p text:style-name="P54"><text:span text:style-name="T6">Hegarty: </text:span><text:span text:style-name="T2">but: “rhythm and measure seem to exist to reinforce quantitative time” → “</text:span><text:span text:style-name="T21">the point is that the explicit structuredness of music somehow initiates sensation out of time for the listener, as opposed to the more mechanical structuredness of clock time”</text:span><text:span text:style-name="T2">→ </text:span><text:span text:style-name="T21">better to explore the notion of </text:span><text:span text:style-name="T89">intensity </text:span><text:span text:style-name="T21">more: </text:span><text:span text:style-name="T2">“an intensity is both inside and outside of duration”, </text:span><text:span text:style-name="T21">it describes </text:span><text:span text:style-name="T89">how</text:span><text:span text:style-name="T21"> a piece of sound/music is experienced: </text:span><text:span text:style-name="T64">“the </text:span><text:span text:style-name="T50">constant movement of music</text:span><text:span text:style-name="T64"> fuels the multiplicity of thought and sensation, </text:span><text:span text:style-name="T63">an </text:span><text:span text:style-name="T51">endless becoming of duration</text:span><text:span text:style-name="T63">, rather than just wallowing in the specific duration of music</text:span><text:span text:style-name="T64">”</text:span></text:p>
      <text:p text:style-name="P46">“intensity is the sense that something is entering the mind to a degree that measure is lost” – or: “intensity implies lack of intensity elsewhere and is always already quantitative” ??</text:p>
      <text:p text:style-name="P46"/>
      <text:p text:style-name="P46">Hegarty on Deleuze: “intensity is the quantitative transformed into a plateau or rhizome where connections are reconfigured so as to prevent the arrival of meaning and narrative”</text:p>
      <text:p text:style-name="P46">“Bergson’s multiplicity of intensity is one of the transformation, Deleuze’s of simultaneity”</text:p>
      <text:p text:style-name="P11"/>
      <text:p text:style-name="P33"><text:soft-page-break/>2019-11-22</text:p>
      <text:p text:style-name="P50">“noise music aspires to be a seemingly permanent condition, and needs time to be noise and music, rather than just a pile of noises; thus this results in long performances or recordings”</text:p>
      <text:p text:style-name="P50">Japanese noise artist <text:span text:style-name="T82">merzbow: </text:span><text:span text:style-name="T2">giant oeuvre, lots of albums → more is less!</text:span></text:p>
      <text:p text:style-name="P45">Pauline Oliveros “deep listening”: calls for “an appreciation of sounds on a heightened level, expanding the potential for connection and interaction”</text:p>
      <text:p text:style-name="P32"><text:span text:style-name="T2">Hijokaidan’s </text:span><text:span text:style-name="T82">Romance</text:span><text:span text:style-name="T2">: “we catch a glimpse of the broken time of noise” → at individual and historical levels </text:span><text:span text:style-name="T8">(history being “external” for Bergson, imposing quantified time) → more on historical time: Walter Benjamin: </text:span><text:span text:style-name="T85">Theses on the Philosophy of History</text:span></text:p>
      <text:p text:style-name="P43"><text:tab/>the piece “holds us in an unsettled version of duration, where we are exposed to what Benjamin calls ‘jetztzeit’ […] – a time removed from linear chronological progression, […] precisely not homogenous” → noise and ambient music “homogenizing time”</text:p>
      <text:p text:style-name="P44">Vomir: <text:span text:style-name="T82">Proanomie: </text:span>entirely white noise (more or less). “it is as full as possible, but also dramatically empty” → a “radical stasis”. “<text:span text:style-name="T86">Proanomie</text:span><text:span text:style-name="T125"> is not doing noise through its long duration, but in how duration is never allowed to supersede empty time, and this through the collapse of the vertical (the recorded layers), so that the horizontal is always thwarted”.</text:span></text:p>
      <text:p text:style-name="P44">“Non-moving music is often a goal of ‘spiritual’ music, to create trance-like states, or to reveal an essence of the emptiness of time”</text:p>
      <text:p text:style-name="P44">(American minimalists Morton Feldman, La Monte Young)</text:p>
      <text:p text:style-name="P44">“a relentless wall of noise […] could create a sense of continually altering absence of satisfaction”</text:p>
      <text:p text:style-name="P40">Deleuze<text:span text:style-name="T117"> on “how time can both move and stop”: ‘</text:span><text:span text:style-name="T118">proliferation of material […] is an </text:span><text:span text:style-name="T92">involution</text:span><text:span text:style-name="T118"> [rather than an evolution], in which form is constantly being dissolved, freeing times and speeds’”. ‘it is the absolute state of movement as well as of rest, from which all relative speeds or slownesses spring’</text:span></text:p>
      <text:p text:style-name="P39"><text:span text:style-name="T118">2</text:span><text:span text:style-name="T117">019-12-23</text:span></text:p>
      <text:p text:style-name="P39"><text:span text:style-name="T117">“Proanomie is not doing noise through its long duration, but in how duration is never allowed to supersede empty time, and this through the </text:span><text:span text:style-name="T119">collapse of the vertical</text:span><text:span text:style-name="T117"> (the recorded layers) </text:span><text:span text:style-name="T119">so that the horizontal is always </text:span><text:span text:style-name="T117">thwarted, </text:span><text:span text:style-name="T119">returned to the banality of the CD player’s clock</text:span><text:span text:style-name="T117">.”</text:span></text:p>
      <text:p text:style-name="P47">other extreme of the scale: repetition/fleetingness</text:p>
      <text:p text:style-name="P30"><text:span text:style-name="T117">fragments, short works: “the ultra-short track offers no literal time in which to settle”, no narrative. </text:span><text:span text:style-name="T121">Patterns emerge, though, if multiple short tracks are concatenated. The bands </text:span><text:span text:style-name="T93">the Haters </text:span><text:span text:style-name="T121">and</text:span><text:span text:style-name="T93"> Merzbow</text:span><text:span text:style-name="T121"> have issued many 7”-records which “allows a concentration to the point where one track acts as its own world”</text:span></text:p>
      <text:p text:style-name="P41"><text:span text:style-name="T117">noise manifested in the material form of records where the </text:span><text:span text:style-name="T90">music </text:span><text:span text:style-name="T117">itself is not significantly longer than the run-off</text:span></text:p>
      <text:p text:style-name="P48">“it is the arbitrariness of time taken that reconnects these tracks to the 70-minute punishment CDs, which leaves us in a duration that is about becoming.”</text:p>
      <text:p text:style-name="P42"><text:span text:style-name="T117">→ </text:span><text:span text:style-name="T90">le temps </text:span><text:span text:style-name="T117">seems to not matter here at all anymore</text:span></text:p>
      <text:p text:style-name="P42"><text:span text:style-name="T117">“Once we accept that Bergsonian duration is exposed as an insufficient recasting of time, then the ‘involution’ which Deleuze and Guattari spoke of can occur in however short or long a moment as it structures. </text:span><text:span text:style-name="T120">The structuring of that time is not just in the sound, but also the material form.</text:span><text:span text:style-name="T122">”<text:line-break/>“</text:span><text:span text:style-name="T123">If a piece is a blast of thick, swarming yet seemingly static matter, then there is no reason for a piece to end (or begin) other than arbitrarily.”</text:span><text:span text:style-name="T124"> arbitrarness → disorientation from clock time + fragment of ‘now.time’ + return to ‘empty time’ (often coupled to its material recording length possibilities)</text:span></text:p>
      <text:p text:style-name="P51"/>
      <text:p text:style-name="P7">Nietzsche</text:p>
      <text:p text:style-name="P34">being as irregular pulsation</text:p>
      <text:p text:style-name="P58"><text:soft-page-break/>Grosz: Nietzsche’s eternal return (being “caught in a moment, […] and also to be between moments”) + Bergson = “time as generative movement that is only ever its own embodied generation”</text:p>
      <text:p text:style-name="P58">“it is not being, matter, things that return: rather, it is returning that is being (i.e., the becoming) [...]”</text:p>
      <text:p text:style-name="P58">“<text:span text:style-name="T129">empty noise undoes time, by expanding it vertically (now) and flattening it horizontally (in linear time)”</text:span></text:p>
      <text:p text:style-name="P58">“<text:span text:style-name="T129">Eternal recurrence is a removal from time as standard, linear, forward-progressing units of time, in favour of a temporality that is both stuck and permanently moving.” → </text:span><text:span text:style-name="T110">can this vertical, transcendent quality of time be perceived? Or become perceivable?</text:span><text:span text:style-name="T127"><text:line-break/>“</text:span><text:span text:style-name="T128">Each moment repeats forever, and all time occurs at every moment.”</text:span></text:p>
      <text:p text:style-name="P60">“Even as the prospect of noise time recedes, Nietzsche holds out the thought that even if we cannot get to the essence of how time structures being, something similar to noise will bring us closer, bring an actively nihilistic non-understanding”</text:p>
      <text:p text:style-name="P65">“’the whole musical box repeats eternally its tune which may never be called a melody’ (Nietzsche, 1974, §168)”</text:p>
      <text:p text:style-name="P65">“Vomir’s mass of noise endlessly recycles and never attains a moment in which it can dwell”</text:p>
      <text:p text:style-name="P59">music was “supposed to help reveal time through chronological development, periodicity, narrativized sound sequences [...]”</text:p>
      <text:p text:style-name="P59"/>
      <text:p text:style-name="P7"/>
      <text:p text:style-name="P28"/>
      <text:p text:style-name="P10"/>
      <text:p text:style-name="P20">2019-11-11</text:p>
      <text:p text:style-name="P14"><text:span text:style-name="T116">cultural debris</text:span><text:span text:style-name="T55">:</text:span><text:span text:style-name="T2"> application of the Gestalttheory, as the brain constantly tries to make sense and create </text:span>Gestalten<text:span text:style-name="T2"> from </text:span><text:span text:style-name="T7">the sonic surge</text:span></text:p>
      <text:p text:style-name="P29"/>
      <text:p text:style-name="P21"/>
      <text:p text:style-name="P15"><text:span text:style-name="T7">2</text:span><text:span text:style-name="T2">019-12-24</text:span></text:p>
      <text:h text:style-name="P130" text:outline-level="1"><text:bookmark-start text:name="__RefHeading___Toc975_3159491647"/>Veritasium: What is NOT Random?<text:bookmark-end text:name="__RefHeading___Toc975_3159491647"/></text:h>
      <text:p text:style-name="P124"><text:a xlink:type="simple" xlink:href="https://www.youtube.com/watch?v=sMb00lz-IfE" text:style-name="Internet_20_link" text:visited-style-name="Visited_20_Internet_20_Link">https://www.youtube.com/watch?v=sMb00lz-IfE</text:a></text:p>
      <text:p text:style-name="P75">LaPlace: “The future, just like the past would be present before [the intelligence’s] eyes.”, where the intelligence is an entity that knows the position and velocity of all of the universe’s building elements → nothing would be unpredictable/random</text:p>
      <text:p text:style-name="P87">information = order ? But only if all elements have same meaning!</text:p>
      <text:p text:style-name="P87">Predictability in patterns – compression</text:p>
      <text:p text:style-name="P87">pure information = randomness = disorder = entropy</text:p>
      <text:p text:style-name="P73"><text:span text:style-name="T2">we make sense of the world that is between perfect order and absolute randomness. </text:span><text:span text:style-name="T9">In that range only</text:span><text:span text:style-name="T2"> we can recognize complex patterns</text:span></text:p>
      <text:p text:style-name="P84">scientific equations as our way of “compressing the universe”</text:p>
      <text:p text:style-name="P82"><text:span text:style-name="T2">2</text:span><text:span text:style-name="T130">nd</text:span><text:span text:style-name="T2"> law of thermodynamics: entropy increases with time → information increases! </text:span><text:span text:style-name="T9">With an increasing state of disorder only, </text:span><text:span text:style-name="T10">the unexpected and </text:span><text:span text:style-name="T9">free will is possible at all. </text:span><text:span text:style-name="T10">Equally, quantum events remain unpredictable, because they behave randomly (you cannot derive their future behavior from current observations)</text:span></text:p>
      <text:p text:style-name="P85"/>
      <text:h text:style-name="Heading_20_1" text:outline-level="1">Meeting of Minds: Interview with Manuel de Landa</text:h>
      <text:p text:style-name="Text_20_body"><text:a xlink:type="simple" xlink:href="https://www.youtube.com/watch?v=fu24Jl66jgY" text:style-name="Internet_20_link" text:visited-style-name="Visited_20_Internet_20_Link">https://www.youtube.com/watch?v=fu24Jl66jgY</text:a></text:p>
      <text:p text:style-name="P125"><text:soft-page-break/>(far from equilibrium) thermodynamics important for philosophy of processes: differences create potential forces</text:p>
      <text:p text:style-name="P125">Deleuze as a process realist</text:p>
      <text:p text:style-name="P125">the world is not at equilibrium! A processed-focused ontology is required</text:p>
      <text:p text:style-name="P74">only materialist philosophers can benefit from science, but only as long as it is not linear, equilibrium science</text:p>
      <text:p text:style-name="P83"><text:span text:style-name="T2">thermodynamics offer a c</text:span><text:span text:style-name="T20">o</text:span><text:span text:style-name="T2">nception of matter as active, morphogenic, </text:span><text:span text:style-name="T11">that does not need human conception to be creative!</text:span></text:p>
      <text:p text:style-name="P86">Sonic matter</text:p>
      <text:p text:style-name="P86">the world itself is capable of creat<text:span text:style-name="T154">ing</text:span> form. Art is then a “partnership” of interaction between human and matter</text:p>
      <text:p text:style-name="P86"/>
      <text:h text:style-name="P131" text:outline-level="1">Kent Larson: Where the Heart Beats</text:h>
      <text:p text:style-name="P126">“How can it be that all things interpenetrate?”</text:p>
      <text:p text:style-name="P76">“[T]his world constructed by the notions belonging to the category of causation is declared by Mahayana Buddhists to be <text:span text:style-name="T109">empty [...], not born […], and without self-nature</text:span>.”</text:p>
      <text:p text:style-name="P76">only because of the emptiness of everything cause and effect can arise → <text:span text:style-name="T109">only empty things can change</text:span></text:p>
      <text:p text:style-name="P88">enlightened beings live “with no hindrance in the mind; no hindrance, therefore no fear.”</text:p>
      <text:p text:style-name="P89">not a negative nihilism, but <text:span text:style-name="T126">things are understood only “in relation to what they are not.” </text:span>→ <text:span text:style-name="T112">things can only really be described by what they are not! Es gibt kein Wesen/Essenz der Dinge</text:span></text:p>
      <text:p text:style-name="P122">Cage visited lectures of Buddhist philosopher Suzuki and</text:p>
      <text:p text:style-name="P89">“’All somethings in the world begin to sense their at-one-ness when something happens that reminds them of nothing’” <text:span text:style-name="T132">(Suzuki) </text:span>→ a hint to the collapse of a quantum probabilistic wave?</text:p>
      <text:p text:style-name="P77">In the anechoic chamber at the Harvard University in Cambridge Cage found that “’silence was not the absence of sound but was the unintended operation of [the] nervous system and the circulation of [the] blood’”. <text:span text:style-name="T132">(Cage)</text:span> → <text:span text:style-name="T111">there is no </text:span><text:span text:style-name="T101">nothingness</text:span><text:span text:style-name="T47">, as it will always be filled by </text:span><text:span text:style-name="T101">something</text:span><text:span text:style-name="T47">, as soon as we shift our attention towards it! </text:span><text:span text:style-name="T65">→ </text:span><text:span text:style-name="T66">according to the 2</text:span><text:span text:style-name="T131">nd</text:span><text:span text:style-name="T66"> law of thermodynamics and de Landa</text:span></text:p>
      <text:p text:style-name="P89"><text:span text:style-name="T12">“’There is no split between spirit and matter’” </text:span><text:span text:style-name="T13">(Cage)</text:span><text:span text:style-name="T12">, </text:span><text:span text:style-name="T101">something</text:span><text:span text:style-name="T47"> and </text:span><text:span text:style-name="T101">nothing</text:span><text:span text:style-name="T47"> are not conceptually divided! </text:span><text:span text:style-name="T12">→ </text:span><text:span text:style-name="T22">Cage summarizes the spectrum of maximum and minimum order to something like a circle..</text:span></text:p>
      <text:p text:style-name="P89"><text:span text:style-name="T12">“’Form is what interests everyone and fortunately it is wherever you are and there is no place where it isn’t. Highest truth, that is.’” </text:span><text:span text:style-name="T13">(Cage)</text:span><text:span text:style-name="T12"> – because </text:span><text:span text:style-name="T47">our minds </text:span><text:span text:style-name="T101">create</text:span><text:span text:style-name="T47"> form out of anything</text:span><text:span text:style-name="T12"> – even nothing – trying to make sense and order out of everything. </text:span><text:span text:style-name="T13">Interessant wäre hier sicher auch mehr über Gestalttheorie zu wissen.. also see </text:span><text:span text:style-name="T78">Merleau-Ponty’s </text:span><text:span text:style-name="T108">perceptual something</text:span></text:p>
      <text:p text:style-name="P90"><text:span text:style-name="T12">C</text:span><text:span text:style-name="T2">age tries to reconcile Art with Life, positing that there is no division between the two, neither.</text:span></text:p>
      <text:p text:style-name="P95">“’Silence is not acoustic. It is a change of mind, a turning around’” (Cage)</text:p>
      <text:p text:style-name="P90"><text:span text:style-name="T2">4’33” </text:span><text:span text:style-name="T16">embodies</text:span><text:span text:style-name="T2"> all of these idea</text:span><text:span text:style-name="T16">s</text:span><text:span text:style-name="T2"> in a single brilliant piece: </text:span><text:span text:style-name="T46">i</text:span><text:span text:style-name="T52">t</text:span><text:span text:style-name="T46"> offers </text:span><text:span text:style-name="T100">nothing</text:span><text:span text:style-name="T46"> and lets it be filled</text:span><text:span text:style-name="T2"> with whatever comes up then. Almost magically, it exposes/denudes </text:span><text:span text:style-name="T14">the people’s character by making them react to </text:span><text:span text:style-name="T87">nothing </text:span><text:span text:style-name="T14">and letting them fill it. </text:span><text:span text:style-name="T15">By suggesting </text:span><text:span text:style-name="T88">emptiness</text:span><text:span text:style-name="T15">, he provides a <text:s/>stage for all other things to relate, and thus, to adopt a form. “</text:span><text:span text:style-name="T16">The ego noise of the audience […] is deafening”</text:span></text:p>
      <text:p text:style-name="P91"><text:span text:style-name="T2">Cage: ‘It opens you up to any possibility </text:span><text:span text:style-name="T90">only</text:span><text:span text:style-name="T24"> when nothing is taken as the basis’ (instead of </text:span><text:span text:style-name="T90">anything</text:span><text:span text:style-name="T24">)</text:span></text:p>
      <text:p text:style-name="P92"><text:span text:style-name="T24">David Tudor: ‘I use [4’33”] constantly in my life experience. No day goes by without making use of that piece in my life and in my work. I listen to it every day… I don’t sit down to do it; </text:span><text:span text:style-name="T35">I turn my attention toward it. I realize that it’s going on continuously’ → here the sacral character of the </text:span><text:span text:style-name="T95">flow</text:span><text:span text:style-name="T35"> as observed in ambient music becomes apparent again.</text:span><text:span text:style-name="T24"> There is </text:span><text:soft-page-break/><text:span text:style-name="T90">something</text:span><text:span text:style-name="T24"> (or rather, a perceivable </text:span><text:span text:style-name="T90">nothing</text:span><text:span text:style-name="T24">) in the universe leads to Events to happen at all. </text:span><text:span text:style-name="T28">Like </text:span><text:span text:style-name="T37">an omnipresent potential that becomes perceivable through textureless music.</text:span></text:p>
      <text:p text:style-name="P92"><text:span text:style-name="T28">“</text:span><text:span text:style-name="T29">’A religious spirit in which one feels there is nothing to which one is not related. … This is the experience of silence’” (who says this?? </text:span><text:span text:style-name="T30">Tudor?</text:span><text:span text:style-name="T29">)</text:span></text:p>
      <text:p text:style-name="P93"><text:span text:style-name="T29">b</text:span><text:span text:style-name="T24">ack to time and duration: </text:span><text:span text:style-name="T35">4’33” signifies only duration</text:span><text:span text:style-name="T24"> – “mental divisions that are not dividing anything” “in 4’33” he was </text:span><text:span text:style-name="T35">making marks on the river of infinity</text:span><text:span text:style-name="T24">” → “the roar of </text:span><text:span text:style-name="T90">being</text:span><text:span text:style-name="T24"> never ceases”</text:span></text:p>
      <text:p text:style-name="P93"><text:span text:style-name="T24">Suzuki: “’</text:span><text:span text:style-name="T35">zero = infinity, and infinity = zero</text:span><text:span text:style-name="T24">’”, where the zero “’is not a mathematical symbol. It is the infinite – a storehouse or womb </text:span><text:span text:style-name="T90">(Garbha)</text:span><text:span text:style-name="T24"> of all possible good or values.’” – very well reconcilable with </text:span><text:span text:style-name="T35">quantum theory</text:span><text:span text:style-name="T24">..</text:span></text:p>
      <text:p text:style-name="P78">Cage: “’Everything is permitted if zero is taken as the basis.’”</text:p>
      <text:p text:style-name="P94"><text:span text:style-name="T24">Cage proposes </text:span><text:span text:style-name="T32">the creation of </text:span><text:span text:style-name="T24">a “</text:span><text:span text:style-name="T35">music which is like furniture</text:span><text:span text:style-name="T24"> – a music, that is, which will be part of the noises of the environment, will take them into consideration. I think of it as melodious, softening the noises of the knives and forks, not dominating them, not imposing itself.” – clear connection to ambient music, embedding all other action into it, making space for it to appear in the center of your attention. To stay in the realm of images from the kitchen, a fume hood would serve as an ambient sound, both melodic and static, </text:span><text:span text:style-name="T35">creating enough of a void to amplify all other sounds around it</text:span><text:span text:style-name="T24">. </text:span><text:span text:style-name="T31">(also, a fume hood actually </text:span><text:span text:style-name="T94">is</text:span><text:span text:style-name="T31"> a piece of furniture). </text:span><text:span text:style-name="T32">(</text:span><text:span text:style-name="T38">Ambient music does not invite for close(d) listening, but opens space for other events to occur and fill in</text:span><text:span text:style-name="T32">)</text:span></text:p>
      <text:h text:style-name="P132" text:outline-level="1">36c3: Was ist Zeit (Steini)?</text:h>
      <text:p text:style-name="P127">Zeit definiert nur aus Intervallen, keine physikalisch messbaren Schritte, keine Kontinuität</text:p>
      <text:p text:style-name="P79">Relativitätstheorie definiert Zeit als weitere Dimension des Raums → kleinster Raum ist der Planck-Raum – jener Raum, den das Licht im kleinsten Zeitabschnitt durchläuft (?)</text:p>
      <text:p text:style-name="P121">Der <text:span text:style-name="T133">Unterschied</text:span> aus Erinnerung und Erwartung erzeugt die Gegenwart. <text:span text:style-name="T109">Wenn in Ambientmusik Erinnerung und Erwartung durch ihre Monotonie zu einem verschmelzen, entsteht ein Moment der Suspension bzw des Anhaltens oder der Dehnung der Zeit!</text:span><text:span text:style-name="T126"> </text:span></text:p>
      <text:p text:style-name="P121"><text:span text:style-name="T126">Für die Erzeugung von Gegenwart muss überhaupt keine Zeit vergehen, da Erinnerung und Erwartung auch </text:span><text:span text:style-name="T57">“statisch” sein können → das ist was durch das Zusammenfallen von </text:span><text:span text:style-name="T58">geringer Antizipation und einer additiven Erinnerung (nicht viel passiert → Vergangenheit überlagert sich selbst)</text:span></text:p>
      <text:p text:style-name="P102"><text:span text:style-name="T57">Zeitwahrnehmung entsteht also durch die </text:span><text:span text:style-name="T68">Kombination</text:span><text:span text:style-name="T57"> aus Erinnerung und Erwartung, wobei ebenfalls Selbsterkenntnis und Bewusstsein entstehen.</text:span></text:p>
      <text:p text:style-name="P102"><text:span text:style-name="T57">In der Quantenphysik ließ sich zeigen, dass sich das momentane Verhalten/die Manifestation des Zustandes von Objekten/</text:span><text:span text:style-name="T104">the actualization of the virtual</text:span><text:span text:style-name="T57"> erst durch das menschliche Beobachten ergibt. Das Bewusstsein macht also erst aus den Superpositionen von Zuständen, also der probabilistischen Wellenfunktion diskrete Zustände → das Bewusstsein erzeugt das Universum!?</text:span></text:p>
      <text:p text:style-name="P97"/>
      <text:p text:style-name="P102"><text:span text:style-name="T57">Erzeugen des Universums durch Bewusstsein (von dem es im Universum immer nur 1 gibt) + Beschreibung von Klang durch Quantenfeldern (Gabor) = Erzeugung des Klanges erst durch das Zuhören! </text:span><text:span text:style-name="T59">We create sounds by listening to them.</text:span></text:p>
      <text:p text:style-name="P98"/>
      <text:h text:style-name="P133" text:outline-level="1"><text:soft-page-break/>Microsound</text:h>
      <text:p text:style-name="P80">“<text:span text:style-name="T109">human perception processes each time scale differently.</text:span>” (same sinusoid at different time scales would create different perception of it)</text:p>
      <text:p text:style-name="P103">“<text:span text:style-name="T109">Time scales interlink</text:span>. A given level encapsulates events on lower levels and is itself subsumed within higher time scales. Hence to operate on one level is to affect other levels.”</text:p>
      <text:p text:style-name="P103">Fourier analysis “links the notion of frequency to sine waves of infinite duration”</text:p>
      <text:p text:style-name="P104">p. 13: “<text:span text:style-name="T109">Cage</text:span> (1973) often conceived of <text:span text:style-name="T109">form</text:span> a series of accidents – random or improvised events occuring on the sound object level. For Cage, form (and indeed sound) was a side-effect of a conceptual strategy.”</text:p>
      <text:p text:style-name="P104">(p 19) <text:span text:style-name="T109">music as an envelope of envelopes of envelopes within a nearly infinite universe of one envelope der alles umschließt </text:span>– here the possibilities of Fourier analysis comes to an end, and a quantum theory of music has to be considered</text:p>
      <text:p text:style-name="P105">p. 30: the emergence of the computer allowed the composition <text:span text:style-name="T82">of</text:span><text:span text:style-name="T2"> timbre instead of </text:span><text:span text:style-name="T82">with</text:span><text:span text:style-name="T2"> (Brun 1970). Signals are now considered as constructed of particles (</text:span><text:span text:style-name="T82">unit impulses</text:span><text:span text:style-name="T2">), where any missing part would result in a differing waveform (p. 28)</text:span></text:p>
      <text:p text:style-name="P106"><text:span text:style-name="T2">p. 35: “Hawking and Penrose (1996) have suggested that time in the physical universe is not infinitely divisible.”: “no signal fluctuation can be faster than the quantum changes of state in subatomic particles which occur at close to the </text:span><text:span text:style-name="T82">Planck scale</text:span><text:span text:style-name="T2">”. At the Planck scale space, time, (gravitation?) and matter unify. “</text:span><text:span text:style-name="T17">One could call the Planck time interval the a kind of ‘sampling rate of the universe,’ since no signal fluctuation can occur in less than the Planck interval.</text:span></text:p>
      <text:p text:style-name="P107"><text:span text:style-name="T17">p. </text:span><text:span text:style-name="T2">55: </text:span><text:span text:style-name="T46">“Today we would say that the wave and particle theories of sound are not opposed. Rather, they reflect complementary points of view.”</text:span><text:span text:style-name="T2"> → waves move on macro scale, particles are situated on micro scale</text:span></text:p>
      <text:p text:style-name="P107"><text:span text:style-name="T2">there is a </text:span><text:span text:style-name="T46">temporal continuity in perception</text:span><text:span text:style-name="T57">! “the apparently continuous flow of music can be considered as a succession of frames passing by a rate too fast to be heard as discrete events” (p. 56)</text:span></text:p>
      <text:p text:style-name="P107"><text:span text:style-name="T57">acoustic theory and experiments of Dennis Gabor in the 1940s: continuum between rhythm and pitch → “tones can be considered as a succession of discrete units of acoustic energy” (p. 57) → granular/quantum approach to sound → “any sound can be decomposed into a family of functions obtained by time and frequency shifts of a single Gaussian particle”, “any sound can be decomposed into an appropriate combination of thousands of elementary grains” </text:span><text:span text:style-name="T48">Gabor posits that we cannot see the signal as a function of time, because we can never get an exact value for s(t) to any instant of time t!</text:span><text:span text:style-name="T60"> “’if there is a bandwidth W at our disposal, we cannot mark time any more exactly than by a time-width of the order 1/W; hence, we cannot talk physically of time elements smaller than 1/W.’” (Gabor 1952)</text:span></text:p>
      <text:p text:style-name="P108"><text:span text:style-name="T57">Gabor tries to find a mathematical description that takes account of the particle-versus-wave-duality of sound by combining frequency and time resulting in acoustic quanta and psychoacoustical domain of hearing (based more on the effective sound energy than on the waveform </text:span><text:span text:style-name="T104">?</text:span><text:span text:style-name="T57">) “</text:span><text:span text:style-name="T61">any windowed analysis entails an </text:span><text:span text:style-name="T49">uncertainty relation between time and frequency resolution</text:span><text:span text:style-name="T61">.” (p. 58): recognizing frequencies requires a certain amount of samples, but with that you get an uncertainty in the </text:span><text:span text:style-name="T105">location</text:span><text:span text:style-name="T61"> (occurrence) in time! Conversely, a high timely resolution entitles you to pinpoint the wave form, but you lack frequency precision. → the uncertainty can be best described in a manner known from quantum physics. “</text:span><text:span text:style-name="T62">Time and frequency are bound together. The more precisely we fix one </text:span><text:soft-page-break/><text:span text:style-name="T62">magnitude, the more inexact is the determination of the other” → </text:span><text:span text:style-name="T102">dT x df </text:span><text:span text:style-name="T106">&gt;</text:span><text:span text:style-name="T96"> 1</text:span><text:span text:style-name="T41"> → </text:span><text:span text:style-name="T36">formula of sound quanta: e^(-a²(t-t</text:span><text:span text:style-name="T135">0</text:span><text:span text:style-name="T36">)²) x e^(2</text:span><text:span text:style-name="T134">π</text:span><text:span text:style-name="T36">jf</text:span><text:span text:style-name="T135">0</text:span><text:span text:style-name="T36">t) </text:span><text:span text:style-name="T42">→ </text:span><text:span text:style-name="T69">the solution to this might again be the consciousness: as it casts its attention towards a sound, the wave will unfold to a set of perceptible frequencies of a sound, creating complex sounds.</text:span></text:p>
      <text:p text:style-name="P101">p. 59: Gabor: human hearing be not continuous nor infinite in perception, but “governed by quanta of difference thresholds in frequency, time and amplitude”. Within a certain time window only a limited amount of stimuli can be perceived and processed (one onset between 10 and 21 ms)</text:p>
      <text:p text:style-name="P109"><text:span text:style-name="T40">according to Meyer-Eppler (p. 62) the Gabor matrix </text:span><text:span text:style-name="T45">describes</text:span><text:span text:style-name="T40"> the </text:span><text:span text:style-name="T97">information content </text:span><text:span text:style-name="T40">of audio signals. A </text:span><text:span text:style-name="T35">maximum structure content </text:span><text:span text:style-name="T40">is given by the equation K = 2 W T, with W = bandwidth, T = signal duration. This basically is just the number of samples needed to record the signal (which still doesn’t seem to say much about the sound’s </text:span><text:span text:style-name="T97">richness</text:span><text:span text:style-name="T40">)</text:span></text:p>
      <text:p text:style-name="P110"><text:span text:style-name="T40">The physicist Abraham Moles (1960/68) </text:span><text:span text:style-name="T43">(p. 63) </text:span><text:span text:style-name="T40">came up with yet another segmentation matrix: 3 dimensions frequency, loudness, time, </text:span><text:span text:style-name="T43">which represents each sonic element by an elementary square. “A pure sinusoidal sound, without any harmonics, would be represented by just one of these squares.” → link to information theory (</text:span><text:span text:style-name="T43"><text:bookmark-ref text:reference-format="chapter" text:ref-name="__RefHeading___Toc975_3159491647"/></text:span><text:span text:style-name="T43"><text:bookmark-ref text:reference-format="text" text:ref-name="__RefHeading___Toc975_3159491647">Veritasium: What is NOT Random?</text:bookmark-ref></text:span><text:span text:style-name="T43">)</text:span></text:p>
      <text:p text:style-name="P128">“each symbol [in a sonic message] is a combination of elements, that is, of a certain number of these squares.”</text:p>
      <text:p text:style-name="P111"><text:span text:style-name="T40">Gibbsian statistical mechanics – a “qualified indeterminism” (because if you consider all behavior as statistical chance, you allow things to theoretically behave against its odds) </text:span><text:span text:style-name="T44">(p. 63)</text:span></text:p>
      <text:p text:style-name="P112"><text:span text:style-name="T40">Norbert Wiener (1964) (p. 64): “Just as in quantum theory, there is in music a difference of behavior between those things belonging to small intervals of time and what we accept on the normal scale of every day.”. Wiener did not believe in an infinitely dividable universe. Therefore, “he was skeptical of Fourier analysis as the best representation of music” (p. 63); Fourier analysis is difficult – </text:span><text:span text:style-name="T35">one cannot start or stop a sound without producing a multitude of frequencies, thus the idea of </text:span><text:span text:style-name="T95">sonic quanta</text:span><text:span text:style-name="T35"> is support</text:span><text:span text:style-name="T39">ive</text:span></text:p>
      <text:p text:style-name="P112"><text:span text:style-name="T40">Xenakis, too, proposed “that every sound could be understood as the assembly of a number of elementary particles” (p. 65) and so he composed </text:span><text:span text:style-name="T97">Analogique A </text:span><text:span text:style-name="T40">and </text:span><text:span text:style-name="T97">Analogique B</text:span><text:span text:style-name="T40">, two pieces using with granular sounds in stochastic distribution</text:span></text:p>
      <text:p text:style-name="P113"><text:span text:style-name="T40">Karl-Heinz Stockhausen “….. </text:span><text:span text:style-name="T97">How time passes </text:span><text:span text:style-name="T40">…..” 1956: a “detailed analysis of certain relationships between different musical time scales” (p. 72). “pitch and rhythm can be considered as one and the same phenomenon, differing only in their respective time scales” (p. 73) → tone color is just </text:span><text:span text:style-name="T97">microrhythm</text:span><text:span text:style-name="T40"> over a fundamental frequency → “an entire composition can be viewed as one time spectrum of a fundamental duration”</text:span></text:p>
      <text:p text:style-name="P114"><text:span text:style-name="T40">problem with twelve-tone-music: it organizes pitch, but not rhythm in any systematic way → Stockhausen wanted to construct a </text:span><text:span text:style-name="T97">scale of durations</text:span><text:span text:style-name="T40">; referring to the argument that any rhythm might also represent another rhythm at a different scale/key</text:span></text:p>
      <text:p text:style-name="P99"><text:span text:style-name="T109">Stockhausen tries to create a universal composition technique applicable to both micro and macro scale, an “equal-tempered scale”, which “remains precise and will not be affected by transposition”,</text:span> (p.75), but is almost impossible to play precisely with classical instruments due to its aperiodicity... he seems to have developed a system so hard to perform, that the only way out is to allow the musicians seemingly arbitrary actions and justify them as subjective measures of <text:span text:style-name="T82">sensory quanta</text:span>.. he even wants to “serialize the degree of inaccuracy of performance” and make inaccuracy as a means of composition.. </text:p>
      <text:p text:style-name="P99"><text:soft-page-break/>p. 76: “In Cage’s compositions, temporal events are not intentionally linked to the past; always one is in the present.” “Stockhausen prefers a system in which determinacy and indeterminacy stand at opposite poles of a continuum. <text:span text:style-name="T109">He seeks a way to notate structural indeterminacy in a determinate way.</text:span> This involves “time smearing” the music by interpolating grace notes and articulations (staccato, legato, etc.) that “fade” into or out of a central note. Indeterminate notation can also be extended to meso and macrostructure.” <text:span text:style-name="T137">He posits “’The structure of a piece is presented not as a sequence of development in time but as a directionless time-field… The groups are irregularly distributed on paper and the general instructions are: Play any group, selected at random.’” → “the interplay between the rational counting of time and the ‘agitation of time’” shall become an important principle for the instrumentalists. “The score is no longer the reference for time.”</text:span></text:p>
      <text:p text:style-name="P100">similar to overtones to a fundamental pitch, there is a “rhythmic undertone” for fundamentals</text:p>
      <text:p text:style-name="P100">p. 84: “The contemporary scientific view of microsound dates back to Dennis Gabor, who applied the concept of an acoustic quantum (already introduced by Einstein) to the threshold of human hearing.</text:p>
      <text:p text:style-name="P100"/>
      <text:h text:style-name="P134" text:outline-level="1">D. Gabor: Acoustical Quanta and the Theory of Hearing</text:h>
      <text:p text:style-name="P81">"Acoustical phenomena are discussed by mathematical methods closely related to those of quantum theory"</text:p>
      <text:p text:style-name="P115">physical acoustics not expected to be touched by this new formal approach, but the <text:span text:style-name="T109">view on subjective acoustics </text:span>will change a lot</text:p>
      <text:p text:style-name="P115">sound is classically described as to be perceived through spectral Fourier components, but "Fourier analysis is a timeless description, in terms of exactly periodic waves of infinite duration" --&gt; <text:span text:style-name="T109">Fourier analysis can only point out </text:span><text:span text:style-name="T100">which </text:span><text:span text:style-name="T109">frequencies occur in a signal over time, not </text:span><text:span text:style-name="T100">where</text:span><text:span text:style-name="T46"> and </text:span><text:span text:style-name="T100">when</text:span><text:span text:style-name="T46"> --&gt; it is timeless. </text:span><text:span text:style-name="T2">At the same time "</text:span><text:span text:style-name="T46">it is our most elementary experience that sound has a time pattern as well as a frequency pattern.</text:span><text:span text:style-name="T2">" --&gt; this duality cannot be described by the typical understandings of a signal as a function of time s(t), nor as Fourier components S(f)</text:span></text:p>
      <text:p text:style-name="P115"><text:span text:style-name="T2">Gabor suggests to consider both </text:span><text:span text:style-name="T46">time and frequency as co-ordinates of sound</text:span><text:span text:style-name="T18">. One could plot these against each other and get identical areas of energy magnitude (after applying a Hilbert transform to the signal on the time axis in order to avoid negative frequencies</text:span><text:span text:style-name="T23">)</text:span><text:span text:style-name="T18">.</text:span></text:p>
      <text:p text:style-name="P96">With s(t) and S(f) at equal size, the energy of the signal is the same by both definitions!</text:p>
      <text:p text:style-name="P116"><text:span text:style-name="T2">The mean square deviations of both graphs results in an </text:span><text:span text:style-name="T82">effective duration</text:span><text:span text:style-name="T2"> and an </text:span><text:span text:style-name="T82">effective frequency width</text:span><text:span text:style-name="T2">, which in turn comply to the </text:span><text:span text:style-name="T70">Schwarz inequality</text:span><text:span text:style-name="T72"> </text:span><text:span text:style-name="T76">𝚫</text:span><text:span text:style-name="T77">t 𝚫f ≥ 1</text:span><text:span text:style-name="T73">. “</text:span><text:span text:style-name="T107">the are of the characteristic rectangle or cell of a signal is at least unity</text:span><text:span text:style-name="T73">” == </text:span><text:span text:style-name="T53">uncertainty relation between time and frequency</text:span><text:span text:style-name="T73"> == classical model of one-dimensional static wave mechanics (in which unity replaces </text:span><text:span text:style-name="T71">Planck’s constant h</text:span><text:span text:style-name="T73">) → close relation to quantum theory!</text:span></text:p>
      <text:p text:style-name="P117"><text:span text:style-name="T72">The characteristic cell associated with the signal is also the </text:span><text:span text:style-name="T103">quantum of information</text:span><text:span text:style-name="T72">, containing one complex datum or two real data.</text:span></text:p>
      <text:p text:style-name="P117"><text:span text:style-name="T74">𝚫</text:span><text:span text:style-name="T72">t =𝚫f for signals in equality → these can be described as per </text:span><text:span text:style-name="T72"><draw:frame draw:style-name="fr1" draw:name="Object1" text:anchor-type="as-char" svg:y="-0.152in" svg:width="2.6098in" svg:height="0.2134in" draw:z-index="0"><draw:object xlink:href="./Object 1" xlink:type="simple" xlink:show="embed" xlink:actuate="onLoad"/><draw:image xlink:href="./ObjectReplacements/Object 1" xlink:type="simple" xlink:show="embed" xlink:actuate="onLoad"/></draw:frame></text:span><text:span text:style-name="T72">, </text:span><text:span text:style-name="T75">a formula </text:span><text:span text:style-name="T54">combining both Gaussian probability function and a wave characteristic function describing </text:span><text:span text:style-name="T67">harmonic oscillation</text:span><text:span text:style-name="T75"> ‒ “Thus the elementary signals are </text:span><text:span text:style-name="T54">harmonic oscillations of any frequency f</text:span><text:span text:style-name="T136">0</text:span><text:span text:style-name="T139">, modulated by a probability pulse.</text:span><text:span text:style-name="T138">” “These elementary signals can be used for the representation of quanta </text:span><text:soft-page-break/><text:span text:style-name="T138">of information, as any arbitrary signal can be expanded in terms of them, with any choice of the constant </text:span><text:span text:style-name="T140">α</text:span><text:span text:style-name="T144">.” → </text:span><text:span text:style-name="T145">any arbitrary signal can be described </text:span><text:span text:style-name="T146">by</text:span><text:span text:style-name="T145"> elementary unit cells (signals with </text:span><text:span text:style-name="T141">Δ</text:span><text:span text:style-name="T146">t = </text:span><text:span text:style-name="T142">Δ</text:span><text:span text:style-name="T146">f ) when adjusting α and keeping the same aspect ratio. “we can expand a signal by dividing up the information area into unit rectangular cells of any aspect Δt/Δf = π/α²</text:span></text:p>
      <text:p text:style-name="P118"><text:span text:style-name="T143">A matrix can be obtained from that, where </text:span><text:span text:style-name="T151">time language</text:span><text:span text:style-name="T143"> and </text:span><text:span text:style-name="T151">frequency language</text:span><text:span text:style-name="T143"> become only the special extreme cases at the ends of a spectrum.</text:span></text:p>
      <text:p text:style-name="P118"><text:span text:style-name="T143">“It is to be expected that the analysis of hearing sensations will prove a fruitful field for the new methods of representation, and the results so far obtained seem to indicate very clearly that </text:span><text:span text:style-name="T149">the ‘quantum of sound’ is a concept of considerable physiological significance</text:span><text:span text:style-name="T143">.</text:span></text:p>
      <text:p text:style-name="P119"><text:span text:style-name="T143">Physiological experiments have been conducted that can be described perfectly by the notion of </text:span><text:span text:style-name="T151">acoustic quanta </text:span><text:span text:style-name="T143">and thus proof the concept. </text:span></text:p>
      <text:p text:style-name="P119"><text:span text:style-name="T143">“</text:span><text:span text:style-name="T153">The ear possesses a threshold area of discrimination of the order unity.</text:span><text:span text:style-name="T152">”</text:span><text:span text:style-name="T147">, also shown experimentally as the product of minimum time and frequency intervals </text:span><text:span text:style-name="T150">needed to form the minimum perceivable stimulus</text:span><text:span text:style-name="T147">. This product is the ‘threshold area’. </text:span></text:p>
      <text:p text:style-name="P119"><text:span text:style-name="T147">“The best ears in the optimum frequency-range can just about discriminate one acoustical quantum” → </text:span><text:span text:style-name="T148">i.e. one ‘sound particle’</text:span></text:p>
      <text:p text:style-name="P120"><text:span text:style-name="T148">C</text:span><text:span text:style-name="T143">an quantum theory and the theory of acoustic quanta be reconciled? Formally: no. but mathematically they share the same formality, thus, “</text:span><text:span text:style-name="T149">there can be nothing in one which is not implicit in the other” → the theories strongly overlap</text:span></text:p>
      <text:p text:style-name="P123">“The ultimate reason for the emergence of ‘acoustical quanta’ is that we have viewed the same phenomenon simultaneously from two different aspects”</text:p>
      <text:p text:style-name="P120"><text:span text:style-name="T143">He closes the article with the line “</text:span><text:span text:style-name="T149">Any number of other classical models can be found, if only we ask simultaneously two kinds of questions about the same thing</text:span><text:span text:style-name="T143">, or perform two lines of experiments on it, provided that the questions are neither identical nor independent.” → a brilliant quality of arts, isn’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4:15:23.533957912</meta:creation-date>
    <dc:date>2020-01-20T09:29:42.116364873</dc:date>
    <meta:editing-duration>P3DT7H22M43S</meta:editing-duration>
    <meta:editing-cycles>70</meta:editing-cycles>
    <meta:generator>LibreOffice/6.0.7.3$Linux_X86_64 LibreOffice_project/00m0$Build-3</meta:generator>
    <meta:document-statistic meta:table-count="0" meta:image-count="0" meta:object-count="1" meta:page-count="11" meta:paragraph-count="195" meta:word-count="5439" meta:character-count="33703" meta:non-whitespace-character-count="28433"/>
  </office:meta>
</office:document-meta>
</file>

<file path=Object 1/content.xml><?xml version="1.0" encoding="utf-8"?>
<math xmlns="http://www.w3.org/1998/Math/MathML" display="block">
  <semantics>
    <mrow>
      <mi>s</mi>
      <mrow>
        <mrow>
          <mo fence="true" stretchy="false">(</mo>
          <mrow>
            <mi>t</mi>
          </mrow>
          <mo fence="true" stretchy="false">)</mo>
        </mrow>
        <mo stretchy="false">=</mo>
        <mi>exp</mi>
      </mrow>
      <mrow>
        <mrow>
          <mo fence="true" stretchy="false">(</mo>
          <mrow>
            <mrow>
              <mrow>
                <mo stretchy="false">−</mo>
                <mi>α</mi>
              </mrow>
              <mn>²</mn>
              <mrow>
                <mo fence="true" stretchy="false">(</mo>
                <mrow>
                  <mrow>
                    <mi>t</mi>
                    <mo stretchy="false">−</mo>
                    <msub>
                      <mi>t</mi>
                      <mn>0</mn>
                    </msub>
                  </mrow>
                </mrow>
                <mo fence="true" stretchy="false">)</mo>
              </mrow>
              <mn>²</mn>
            </mrow>
          </mrow>
          <mo fence="true" stretchy="false">)</mo>
        </mrow>
        <mo stretchy="false">⋅</mo>
        <mi>exp</mi>
      </mrow>
      <mrow>
        <mo fence="true" stretchy="false">(</mo>
        <mrow>
          <mrow>
            <mi>i</mi>
            <mn>2</mn>
            <mi>π</mi>
            <msub>
              <mi>f</mi>
              <mn>0</mn>
            </msub>
            <mi>t</mi>
          </mrow>
        </mrow>
        <mo fence="true" stretchy="false">)</mo>
      </mrow>
    </mrow>
    <annotation encoding="StarMath 5.0"> s(t)  =  exp ( - α² (t - t_0)²) cdot exp(i 2 π f_0 t) 
 
</annotation>
  </semantics>
</math>
</file>